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officeooo:rsid="001951de" officeooo:paragraph-rsid="001951de"/>
    </style:style>
    <style:style style:name="P3" style:family="paragraph" style:parent-style-name="Standard">
      <style:paragraph-properties fo:line-height="150%" fo:text-align="start" style:justify-single-word="false"/>
      <style:text-properties officeooo:rsid="00050dfb" officeooo:paragraph-rsid="00050dfb"/>
    </style:style>
    <style:style style:name="P4" style:family="paragraph" style:parent-style-name="Standard">
      <style:paragraph-properties fo:line-height="150%" fo:text-align="start" style:justify-single-word="false"/>
      <style:text-properties fo:font-style="italic" fo:font-weight="normal" officeooo:rsid="002c2da9" officeooo:paragraph-rsid="002c2da9" style:font-style-asian="italic" style:font-weight-asian="normal" style:font-style-complex="italic" style:font-weight-complex="normal"/>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9ee82" officeooo:paragraph-rsid="002bbb69"/>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f7572" officeooo:paragraph-rsid="002f7572"/>
    </style:style>
    <style:style style:name="P7" style:family="paragraph" style:parent-style-name="Standard">
      <loext:graphic-properties draw:fill="none"/>
      <style:paragraph-properties fo:margin-left="0in" fo:margin-right="0in" fo:text-align="end" style:justify-single-word="false" fo:text-indent="0in" style:auto-text-indent="false" fo:background-color="transparent"/>
      <style:text-properties officeooo:rsid="002f7572" officeooo:paragraph-rsid="002f7572"/>
    </style:style>
    <style:style style:name="P8"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solid" style:text-underline-width="auto" style:text-underline-color="font-color" officeooo:rsid="002f7572" officeooo:paragraph-rsid="002f7572"/>
    </style:style>
    <style:style style:name="P9"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none" officeooo:rsid="002f7572" officeooo:paragraph-rsid="002f7572"/>
    </style:style>
    <style:style style:name="P1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tyle="normal" fo:font-weight="normal" officeooo:rsid="004a9234" officeooo:paragraph-rsid="004a9234" style:font-style-asian="normal" style:font-weight-asian="normal" style:font-style-complex="normal"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tyle="normal" fo:font-weight="bold" officeooo:rsid="004eab1b" officeooo:paragraph-rsid="004eab1b" style:font-style-asian="normal" style:font-weight-asian="bold" style:font-style-complex="normal" style:font-weight-complex="bold"/>
    </style:style>
    <style:style style:name="P1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weight="bold" officeooo:rsid="003a91b3" officeooo:paragraph-rsid="003a91b3" style:font-weight-asian="bold" style:font-weight-complex="bold"/>
    </style:style>
    <style:style style:name="P13"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font-style="normal" fo:font-weight="bold" officeooo:rsid="004a9234" officeooo:paragraph-rsid="004a9234" style:font-style-asian="normal" style:font-weight-asian="bold" style:font-style-complex="normal" style:font-weight-complex="bold"/>
    </style:style>
    <style:style style:name="P14" style:family="paragraph" style:parent-style-name="Standard">
      <loext:graphic-properties draw:fill="none"/>
      <style:paragraph-properties fo:margin-left="0in" fo:margin-right="0in" fo:text-indent="0.5516in" style:auto-text-indent="false" fo:background-color="transparent"/>
      <style:text-properties fo:font-style="normal" officeooo:rsid="0027433d" officeooo:paragraph-rsid="00379fc8" style:font-style-asian="normal" style:font-style-complex="normal"/>
    </style:style>
    <style:style style:name="P15" style:family="paragraph" style:parent-style-name="Standard">
      <loext:graphic-properties draw:fill="none"/>
      <style:paragraph-properties fo:margin-left="0in" fo:margin-right="0in" fo:text-indent="0.5516in" style:auto-text-indent="false" fo:background-color="transparent"/>
      <style:text-properties fo:font-style="normal" officeooo:rsid="00256d71" officeooo:paragraph-rsid="00379fc8" style:font-style-asian="normal" style:font-style-complex="normal"/>
    </style:style>
    <style:style style:name="P16" style:family="paragraph" style:parent-style-name="Standard">
      <loext:graphic-properties draw:fill="none"/>
      <style:paragraph-properties fo:margin-left="0in" fo:margin-right="0in" fo:line-height="150%" fo:text-indent="0.5516in" style:auto-text-indent="false" fo:background-color="transparent"/>
      <style:text-properties officeooo:rsid="002120fd" officeooo:paragraph-rsid="005ebee6"/>
    </style:style>
    <style:style style:name="P17" style:family="paragraph" style:parent-style-name="Standard">
      <loext:graphic-properties draw:fill="none"/>
      <style:paragraph-properties fo:margin-left="0in" fo:margin-right="0in" fo:line-height="150%" fo:text-indent="0.5516in" style:auto-text-indent="false" fo:background-color="transparent"/>
      <style:text-properties officeooo:rsid="0027433d" officeooo:paragraph-rsid="005ebee6"/>
    </style:style>
    <style:style style:name="P18" style:family="paragraph" style:parent-style-name="Standard">
      <loext:graphic-properties draw:fill="none"/>
      <style:paragraph-properties fo:margin-left="0in" fo:margin-right="0in" fo:line-height="150%" fo:text-indent="0.5516in" style:auto-text-indent="false" fo:break-before="page" fo:background-color="transparent"/>
      <style:text-properties officeooo:rsid="0029ee82" officeooo:paragraph-rsid="005ebee6"/>
    </style:style>
    <style:style style:name="P19"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fo:font-style="normal" fo:font-weight="normal" officeooo:rsid="0041039e" officeooo:paragraph-rsid="005ebee6" style:font-style-asian="normal" style:font-weight-asian="normal" style:font-style-complex="normal" style:font-weight-complex="normal"/>
    </style:style>
    <style:style style:name="P20"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fo:font-style="normal" fo:font-weight="normal" officeooo:rsid="0044a4ab" officeooo:paragraph-rsid="005ebee6" style:font-style-asian="normal" style:font-weight-asian="normal" style:font-style-complex="normal" style:font-weight-complex="normal"/>
    </style:style>
    <style:style style:name="P21"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fo:font-style="normal" fo:font-weight="normal" officeooo:rsid="005ebee6" officeooo:paragraph-rsid="005ebee6" style:font-style-asian="normal" style:font-weight-asian="normal" style:font-style-complex="normal" style:font-weight-complex="normal"/>
    </style:style>
    <style:style style:name="P22"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fo:font-style="normal" fo:font-weight="bold" officeooo:rsid="004718cb" officeooo:paragraph-rsid="00666398" style:font-style-asian="normal" style:font-weight-asian="bold" style:font-style-complex="normal" style:font-weight-complex="bold"/>
    </style:style>
    <style:style style:name="P23"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fo:font-style="normal" fo:font-weight="normal" officeooo:rsid="0044cafa" officeooo:paragraph-rsid="0044cafa" style:font-style-asian="normal" style:font-weight-asian="normal" style:font-style-complex="normal" style:font-weight-complex="normal"/>
    </style:style>
    <style:style style:name="P24"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fo:font-style="normal" fo:font-weight="normal" officeooo:rsid="004fa54c" officeooo:paragraph-rsid="005ebee6" style:font-style-asian="normal" style:font-weight-asian="normal" style:font-style-complex="normal" style:font-weight-complex="normal"/>
    </style:style>
    <style:style style:name="P25" style:family="paragraph" style:parent-style-name="Standard">
      <loext:graphic-properties draw:fill="none"/>
      <style:paragraph-properties fo:margin-left="0in" fo:margin-right="0in" fo:line-height="150%" fo:text-align="start" style:justify-single-word="false" fo:text-indent="0.5902in" style:auto-text-indent="false" fo:background-color="transparent"/>
      <style:text-properties fo:font-style="normal" fo:font-weight="normal" officeooo:rsid="005ebee6" officeooo:paragraph-rsid="005ebee6" style:font-style-asian="normal" style:font-weight-asian="normal" style:font-style-complex="normal" style:font-weight-complex="normal"/>
    </style:style>
    <style:style style:name="P26" style:family="paragraph" style:parent-style-name="Standard">
      <loext:graphic-properties draw:fill="none"/>
      <style:paragraph-properties fo:margin-left="0in" fo:margin-right="0in" fo:line-height="150%" fo:text-align="start" style:justify-single-word="false" fo:text-indent="0.5902in" style:auto-text-indent="false" fo:background-color="transparent"/>
      <style:text-properties officeooo:rsid="002dab66" officeooo:paragraph-rsid="005ebee6"/>
    </style:style>
    <style:style style:name="P27" style:family="paragraph" style:parent-style-name="Standard" style:master-page-name="">
      <loext:graphic-properties draw:fill="none"/>
      <style:paragraph-properties fo:margin-left="0in" fo:margin-right="0in" fo:line-height="150%" fo:text-align="start" style:justify-single-word="false" fo:text-indent="0.5902in" style:auto-text-indent="false" style:page-number="auto" fo:background-color="transparent"/>
      <style:text-properties fo:font-style="normal" fo:font-weight="normal" officeooo:rsid="005ebee6" officeooo:paragraph-rsid="005ebee6" style:font-style-asian="normal" style:font-weight-asian="normal" style:font-style-complex="normal" style:font-weight-complex="normal"/>
    </style:style>
    <style:style style:name="P28" style:family="paragraph" style:parent-style-name="Standard">
      <style:paragraph-properties fo:margin-left="0.3335in" fo:margin-right="0in" fo:margin-top="0in" fo:margin-bottom="0.0972in" loext:contextual-spacing="false" fo:line-height="120%" fo:text-indent="-0.3335in" style:auto-text-indent="false"/>
      <style:text-properties officeooo:paragraph-rsid="005f6b9a"/>
    </style:style>
    <style:style style:name="P29"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30" style:family="paragraph" style:parent-style-name="Standard" style:master-page-name="First_20_Page">
      <loext:graphic-properties draw:fill="none"/>
      <style:paragraph-properties fo:margin-left="0in" fo:margin-right="0in" fo:text-align="center" style:justify-single-word="false" fo:text-indent="0in" style:auto-text-indent="false" style:page-number="auto" fo:background-color="transparent"/>
      <style:text-properties officeooo:rsid="0029ee82" officeooo:paragraph-rsid="002bbb69"/>
    </style:style>
    <style:style style:name="P31" style:family="paragraph" style:parent-style-name="Standard" style:list-style-name="L1">
      <style:paragraph-properties fo:text-align="start" style:justify-single-word="false"/>
      <style:text-properties officeooo:paragraph-rsid="00158f48"/>
    </style:style>
    <style:style style:name="P32" style:family="paragraph" style:parent-style-name="Standard" style:list-style-name="L1">
      <style:paragraph-properties fo:text-align="start" style:justify-single-word="false"/>
      <style:text-properties fo:font-style="normal" officeooo:rsid="001a4c28" officeooo:paragraph-rsid="001a4c28" style:font-style-asian="normal" style:font-style-complex="normal"/>
    </style:style>
    <style:style style:name="P33" style:family="paragraph" style:parent-style-name="Standard" style:list-style-name="L2">
      <loext:graphic-properties draw:fill="none"/>
      <style:paragraph-properties fo:text-align="start" style:justify-single-word="false" fo:background-color="transparent"/>
      <style:text-properties fo:font-style="normal" officeooo:rsid="000159a2" officeooo:paragraph-rsid="00385a0a" style:font-style-asian="normal" style:font-style-complex="normal"/>
    </style:style>
    <style:style style:name="P34" style:family="paragraph" style:parent-style-name="Standard" style:list-style-name="L1">
      <style:paragraph-properties fo:text-align="start" style:justify-single-word="false"/>
      <style:text-properties officeooo:rsid="00158f48" officeooo:paragraph-rsid="00158f48"/>
    </style:style>
    <style:style style:name="P35" style:family="paragraph" style:parent-style-name="Standard" style:list-style-name="L2">
      <style:paragraph-properties fo:text-align="start" style:justify-single-word="false"/>
      <style:text-properties officeooo:rsid="00050dfb" officeooo:paragraph-rsid="00050dfb"/>
    </style:style>
    <style:style style:name="P36" style:family="paragraph" style:parent-style-name="Standard" style:list-style-name="L2">
      <style:paragraph-properties fo:text-align="start" style:justify-single-word="false"/>
      <style:text-properties officeooo:rsid="001a7711" officeooo:paragraph-rsid="001a7711"/>
    </style:style>
    <style:style style:name="P37" style:family="paragraph" style:parent-style-name="Standard">
      <style:paragraph-properties fo:margin-left="0.3335in" fo:margin-right="0in" fo:margin-top="0in" fo:margin-bottom="0.0972in" loext:contextual-spacing="false" fo:line-height="120%" fo:text-indent="-0.3335in" style:auto-text-indent="false"/>
      <style:text-properties officeooo:paragraph-rsid="005f6b9a"/>
    </style:style>
    <style:style style:name="T1" style:family="text">
      <style:text-properties officeooo:rsid="00158f48"/>
    </style:style>
    <style:style style:name="T2" style:family="text">
      <style:text-properties fo:font-style="italic" style:font-style-asian="italic"/>
    </style:style>
    <style:style style:name="T3" style:family="text">
      <style:text-properties fo:font-style="italic" officeooo:rsid="00158f48" style:font-style-asian="italic" style:font-style-complex="italic"/>
    </style:style>
    <style:style style:name="T4" style:family="text">
      <style:text-properties fo:font-style="italic" officeooo:rsid="0018711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13e8" style:font-style-asian="normal" style:font-style-complex="normal"/>
    </style:style>
    <style:style style:name="T7" style:family="text">
      <style:text-properties fo:font-style="normal" officeooo:rsid="00256d71" style:font-style-asian="normal" style:font-style-complex="normal"/>
    </style:style>
    <style:style style:name="T8" style:family="text">
      <style:text-properties fo:font-style="normal" officeooo:rsid="00283721" style:font-style-asian="normal" style:font-style-complex="normal"/>
    </style:style>
    <style:style style:name="T9" style:family="text">
      <style:text-properties fo:font-style="normal" officeooo:rsid="00312281" style:font-style-asian="normal" style:font-style-complex="normal"/>
    </style:style>
    <style:style style:name="T10" style:family="text">
      <style:text-properties fo:font-style="normal" officeooo:rsid="0032c9c7" style:font-style-asian="normal" style:font-style-complex="normal"/>
    </style:style>
    <style:style style:name="T11" style:family="text">
      <style:text-properties fo:font-style="normal" officeooo:rsid="003a91b3" style:font-style-asian="normal" style:font-style-complex="normal"/>
    </style:style>
    <style:style style:name="T12" style:family="text">
      <style:text-properties fo:font-style="normal" officeooo:rsid="0033fcc6" style:font-style-asian="normal" style:font-style-complex="normal"/>
    </style:style>
    <style:style style:name="T13" style:family="text">
      <style:text-properties fo:font-style="normal" officeooo:rsid="00498a50" style:font-style-asian="normal" style:font-style-complex="normal"/>
    </style:style>
    <style:style style:name="T14" style:family="text">
      <style:text-properties fo:font-style="normal" officeooo:rsid="0029295f" style:font-style-asian="normal" style:font-style-complex="normal"/>
    </style:style>
    <style:style style:name="T15" style:family="text">
      <style:text-properties fo:font-style="normal" officeooo:rsid="0054a6fa" style:font-style-asian="normal" style:font-style-complex="normal"/>
    </style:style>
    <style:style style:name="T16" style:family="text">
      <style:text-properties fo:font-style="normal" officeooo:rsid="005ebee6" style:font-style-asian="normal" style:font-style-complex="normal"/>
    </style:style>
    <style:style style:name="T17" style:family="text">
      <style:text-properties fo:font-style="normal" officeooo:rsid="0063d1de" style:font-style-asian="normal" style:font-style-complex="normal"/>
    </style:style>
    <style:style style:name="T18" style:family="text">
      <style:text-properties fo:font-style="normal" officeooo:rsid="00647c88"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5f77a" style:font-style-asian="normal" style:font-weight-asian="normal" style:font-style-complex="normal" style:font-weight-complex="normal"/>
    </style:style>
    <style:style style:name="T21" style:family="text">
      <style:text-properties fo:font-style="normal" fo:font-weight="normal" officeooo:rsid="003a1bca" style:font-style-asian="normal" style:font-weight-asian="normal" style:font-style-complex="normal" style:font-weight-complex="normal"/>
    </style:style>
    <style:style style:name="T22" style:family="text">
      <style:text-properties fo:font-style="normal" fo:font-weight="normal" officeooo:rsid="005ebee6" style:font-style-asian="normal" style:font-weight-asian="normal" style:font-style-complex="normal" style:font-weight-complex="normal"/>
    </style:style>
    <style:style style:name="T23" style:family="text">
      <style:text-properties fo:font-style="normal" fo:font-weight="normal" officeooo:rsid="00647c88" style:font-style-asian="normal" style:font-weight-asian="normal" style:font-style-complex="normal" style:font-weight-complex="normal"/>
    </style:style>
    <style:style style:name="T24" style:family="text">
      <style:text-properties officeooo:rsid="0029295f"/>
    </style:style>
    <style:style style:name="T25" style:family="text">
      <style:text-properties style:text-position="0% 100%"/>
    </style:style>
    <style:style style:name="T26" style:family="text">
      <style:text-properties style:text-position="0% 100%" fo:font-style="normal" officeooo:rsid="00312281" style:font-style-asian="normal" style:font-style-complex="normal"/>
    </style:style>
    <style:style style:name="T27" style:family="text">
      <style:text-properties style:text-position="0% 100%" fo:font-style="normal" officeooo:rsid="002213e8" style:font-style-asian="normal" style:font-style-complex="normal"/>
    </style:style>
    <style:style style:name="T28" style:family="text">
      <style:text-properties style:text-position="0% 100%" fo:font-style="normal" officeooo:rsid="00256d71" style:font-style-asian="normal" style:font-style-complex="normal"/>
    </style:style>
    <style:style style:name="T29" style:family="text">
      <style:text-properties style:text-position="0% 100%" fo:font-style="normal" officeooo:rsid="0029295f" style:font-style-asian="normal" style:font-style-complex="normal"/>
    </style:style>
    <style:style style:name="T30" style:family="text">
      <style:text-properties style:text-position="0% 100%" fo:font-style="normal" officeooo:rsid="0033fcc6" style:font-style-asian="normal" style:font-style-complex="normal"/>
    </style:style>
    <style:style style:name="T31" style:family="text">
      <style:text-properties style:text-position="0% 100%" fo:font-style="normal" officeooo:rsid="0054a6fa" style:font-style-asian="normal" style:font-style-complex="normal"/>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style:text-position="0% 100%" officeooo:rsid="0044cafa"/>
    </style:style>
    <style:style style:name="T34" style:family="text">
      <style:text-properties fo:font-weight="bold" style:font-weight-asian="bold" style:font-weight-complex="bold"/>
    </style:style>
    <style:style style:name="T35" style:family="text">
      <style:text-properties fo:font-weight="bold" officeooo:rsid="00158f48" style:font-weight-asian="bold" style:font-weight-complex="bold"/>
    </style:style>
    <style:style style:name="T36" style:family="text">
      <style:text-properties fo:font-weight="bold" officeooo:rsid="0029295f" style:font-weight-asian="bold" style:font-weight-complex="bold"/>
    </style:style>
    <style:style style:name="T37" style:family="text">
      <style:text-properties fo:font-weight="bold" officeooo:rsid="004718cb" style:font-weight-asian="bold" style:font-weight-complex="bold"/>
    </style:style>
    <style:style style:name="T38" style:family="text">
      <style:text-properties officeooo:rsid="003a91b3"/>
    </style:style>
    <style:style style:name="T39" style:family="text">
      <style:text-properties officeooo:rsid="00459ae4"/>
    </style:style>
    <style:style style:name="T40" style:family="text">
      <style:text-properties fo:font-weight="normal" style:font-weight-asian="normal" style:font-weight-complex="normal"/>
    </style:style>
    <style:style style:name="T41" style:family="text">
      <style:text-properties fo:font-weight="normal" officeooo:rsid="00490a48" style:font-weight-asian="normal" style:font-weight-complex="normal"/>
    </style:style>
    <style:style style:name="T42" style:family="text">
      <style:text-properties fo:font-weight="normal" officeooo:rsid="005f6b9a" style:font-weight-asian="normal" style:font-weight-complex="normal"/>
    </style:style>
    <style:style style:name="T43" style:family="text">
      <style:text-properties fo:font-weight="normal" officeooo:rsid="00612e42" style:font-weight-asian="normal" style:font-weight-complex="normal"/>
    </style:style>
    <style:style style:name="T44" style:family="text">
      <style:text-properties fo:font-weight="normal" officeooo:rsid="0066fb2f" style:font-weight-asian="normal" style:font-weight-complex="normal"/>
    </style:style>
    <style:style style:name="T45" style:family="text">
      <style:text-properties fo:font-weight="normal" officeooo:rsid="0068e8f5" style:font-weight-asian="normal" style:font-weight-complex="normal"/>
    </style:style>
    <style:style style:name="T46" style:family="text">
      <style:text-properties fo:font-weight="normal" officeooo:rsid="00699a1c" style:font-weight-asian="normal" style:font-weight-complex="normal"/>
    </style:style>
    <style:style style:name="T47" style:family="text">
      <style:text-properties fo:font-weight="normal" officeooo:rsid="006c92c1" style:font-weight-asian="normal" style:font-weight-complex="normal"/>
    </style:style>
    <style:style style:name="T48" style:family="text">
      <style:text-properties officeooo:rsid="004e4c74"/>
    </style:style>
    <style:style style:name="T49" style:family="text">
      <style:text-properties officeooo:rsid="00490a48"/>
    </style:style>
    <style:style style:name="T50" style:family="text">
      <style:text-properties officeooo:rsid="005ebee6"/>
    </style:style>
    <style:style style:name="T51" style:family="text">
      <style:text-properties officeooo:rsid="005f6b9a"/>
    </style:style>
    <style:style style:name="T52" style:family="text">
      <style:text-properties style:font-name="Liberation Serif" fo:font-size="12pt"/>
    </style:style>
    <style:style style:name="T53" style:family="text">
      <style:text-properties style:font-name="Liberation Serif" fo:font-size="12pt" fo:font-style="italic" style:font-style-asian="italic"/>
    </style:style>
    <style:style style:name="T54" style:family="text">
      <style:text-properties officeooo:rsid="0063d1de"/>
    </style:style>
    <style:style style:name="T55" style:family="text">
      <style:text-properties officeooo:rsid="00647c88"/>
    </style:style>
    <style:style style:name="T56" style:family="text">
      <style:text-properties officeooo:rsid="0066639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5"/>
      <text:p text:style-name="P5"/>
      <text:p text:style-name="P5"/>
      <text:p text:style-name="P5"/>
      <text:p text:style-name="P5"/>
      <text:p text:style-name="P5"/>
      <text:p text:style-name="P5"/>
      <text:p text:style-name="P5"/>
      <text:p text:style-name="P5"/>
      <text:p text:style-name="P5"/>
      <text:p text:style-name="P6">PhD Proposal</text:p>
      <text:p text:style-name="P6">Avital Sternin</text:p>
      <text:p text:style-name="P6"/>
      <text:p text:style-name="P6"><text:span text:style-name="T38">Advisory Committee Meeting: </text:span>June 21, 2017</text:p>
      <text:p text:style-name="P6"/>
      <text:p text:style-name="P6"/>
      <text:p text:style-name="P6"/>
      <text:p text:style-name="P6"/>
      <text:p text:style-name="P6"/>
      <text:p text:style-name="P6"/>
      <text:p text:style-name="P6"/>
      <text:p text:style-name="P6"/>
      <text:p text:style-name="P6"/>
      <text:p text:style-name="P8">Supervisors</text:p>
      <text:p text:style-name="P7">Dr. Jessica Grahn</text:p>
      <text:p text:style-name="P7">Dr. Adrian Owen</text:p>
      <text:p text:style-name="P7"/>
      <text:p text:style-name="P8">Advisory Committee</text:p>
      <text:p text:style-name="P9">Dr. John Paul Minda</text:p>
      <text:p text:style-name="P9">Dr. Stefan Kohler</text:p>
      <text:p text:style-name="P18"><text:span text:style-name="T16">Do you still know all the words to the songs on your favourite CD from high school? Have you ever heard part of a song and immediately remembered where you were the last time you heard it? These are just some examples that anecdotally show how robust memory for music can be. The robust nature of musical memory is especially apparent in patients with Alzheimer’s disease, a disease that results in memory deterioration. Even when other memories are lost, long-term familiarity for melody and music lyrics can be present in severe Alzheimer’s disease</text:span><text:span text:style-name="T9"> </text:span><text:reference-mark-start text:name="ADDIN CSL_CITATION {&quot;properties&quot;: {&quot;noteIndex&quot;: 0}, &quot;schema&quot;: &quot;https://github.com/citation-style-language/schema/raw/master/csl-citation.json&quot;, &quot;citationItems&quot;: [{&quot;uris&quot;: [&quot;http://www.mendeley.com/documents/?uuid=837a21ec-b808-4cdd-8341-1b531241b9a6&quot;], &quot;itemData&quot;: {&quot;ISBN&quot;: &quot;0520057295&quot;, &quot;page&quot;: &quot;479-491&quot;, &quot;issue&quot;: &quot;5&quot;, &quot;container-title&quot;: &quot;Music Perception: An Interdisciplinary Journal&quot;, &quot;volume&quot;: &quot;29&quot;, &quot;DOI&quot;: &quot;10.1525/mp.2012.29.5.479&quot;, &quot;author&quot;: [{&quot;non-dropping-particle&quot;: &quot;&quot;, &quot;given&quot;: &quot;Lola L.&quot;, &quot;family&quot;: &quot;Cuddy&quot;, &quot;dropping-particle&quot;: &quot;&quot;, &quot;suffix&quot;: &quot;&quot;, &quot;parse-names&quot;: false}, {&quot;non-dropping-particle&quot;: &quot;&quot;, &quot;given&quot;: &quot;Jacalyn M.&quot;, &quot;family&quot;: &quot;Duffin&quot;, &quot;dropping-particle&quot;: &quot;&quot;, &quot;suffix&quot;: &quot;&quot;, &quot;parse-names&quot;: false}, {&quot;non-dropping-particle&quot;: &quot;&quot;, &quot;given&quot;: &quot;Sundeep S.&quot;, &quot;family&quot;: &quot;Gill&quot;, &quot;dropping-particle&quot;: &quot;&quot;, &quot;suffix&quot;: &quot;&quot;, &quot;parse-names&quot;: false}, {&quot;non-dropping-particle&quot;: &quot;&quot;, &quot;given&quot;: &quot;Cassandra L.&quot;, &quot;family&quot;: &quot;Brown&quot;, &quot;dropping-particle&quot;: &quot;&quot;, &quot;suffix&quot;: &quot;&quot;, &quot;parse-names&quot;: false}, {&quot;non-dropping-particle&quot;: &quot;&quot;, &quot;given&quot;: &quot;Ritu&quot;, &quot;family&quot;: &quot;Sikka&quot;, &quot;dropping-particle&quot;: &quot;&quot;, &quot;suffix&quot;: &quot;&quot;, &quot;parse-names&quot;: false}, {&quot;non-dropping-particle&quot;: &quot;&quot;, &quot;given&quot;: &quot;Ashley D.&quot;, &quot;family&quot;: &quot;Vanstone&quot;, &quot;dropping-particle&quot;: &quot;&quot;, &quot;suffix&quot;: &quot;&quot;, &quot;parse-names&quot;: false}], &quot;title&quot;: &quot;Memory for Melodies and Lyrics in Alzheimer's Disease&quot;, &quot;issued&quot;: {&quot;date-parts&quot;: [[&quot;2012&quot;, &quot;6&quot;]]}, &quot;ISSN&quot;: &quot;07307829&quot;, &quot;type&quot;: &quot;article-journal&quot;, &quot;id&quot;: &quot;ITEM-1&quot;}, &quot;id&quot;: &quot;ITEM-1&quot;}], &quot;mendeley&quot;: {&quot;formattedCitation&quot;: &quot;(Cuddy et al., 2012)&quot;, &quot;previouslyFormattedCitation&quot;: &quot;(Cuddy et al., 2012)&quot;, &quot;plainTextFormattedCitation&quot;: &quot;(Cuddy et al., 2012)&quot;}} RNDf0cnHMwXvP"/><text:span text:style-name="T26">(Cuddy et al., 2012)</text:span><text:reference-mark-end text:name="ADDIN CSL_CITATION {&quot;properties&quot;: {&quot;noteIndex&quot;: 0}, &quot;schema&quot;: &quot;https://github.com/citation-style-language/schema/raw/master/csl-citation.json&quot;, &quot;citationItems&quot;: [{&quot;uris&quot;: [&quot;http://www.mendeley.com/documents/?uuid=837a21ec-b808-4cdd-8341-1b531241b9a6&quot;], &quot;itemData&quot;: {&quot;ISBN&quot;: &quot;0520057295&quot;, &quot;page&quot;: &quot;479-491&quot;, &quot;issue&quot;: &quot;5&quot;, &quot;container-title&quot;: &quot;Music Perception: An Interdisciplinary Journal&quot;, &quot;volume&quot;: &quot;29&quot;, &quot;DOI&quot;: &quot;10.1525/mp.2012.29.5.479&quot;, &quot;author&quot;: [{&quot;non-dropping-particle&quot;: &quot;&quot;, &quot;given&quot;: &quot;Lola L.&quot;, &quot;family&quot;: &quot;Cuddy&quot;, &quot;dropping-particle&quot;: &quot;&quot;, &quot;suffix&quot;: &quot;&quot;, &quot;parse-names&quot;: false}, {&quot;non-dropping-particle&quot;: &quot;&quot;, &quot;given&quot;: &quot;Jacalyn M.&quot;, &quot;family&quot;: &quot;Duffin&quot;, &quot;dropping-particle&quot;: &quot;&quot;, &quot;suffix&quot;: &quot;&quot;, &quot;parse-names&quot;: false}, {&quot;non-dropping-particle&quot;: &quot;&quot;, &quot;given&quot;: &quot;Sundeep S.&quot;, &quot;family&quot;: &quot;Gill&quot;, &quot;dropping-particle&quot;: &quot;&quot;, &quot;suffix&quot;: &quot;&quot;, &quot;parse-names&quot;: false}, {&quot;non-dropping-particle&quot;: &quot;&quot;, &quot;given&quot;: &quot;Cassandra L.&quot;, &quot;family&quot;: &quot;Brown&quot;, &quot;dropping-particle&quot;: &quot;&quot;, &quot;suffix&quot;: &quot;&quot;, &quot;parse-names&quot;: false}, {&quot;non-dropping-particle&quot;: &quot;&quot;, &quot;given&quot;: &quot;Ritu&quot;, &quot;family&quot;: &quot;Sikka&quot;, &quot;dropping-particle&quot;: &quot;&quot;, &quot;suffix&quot;: &quot;&quot;, &quot;parse-names&quot;: false}, {&quot;non-dropping-particle&quot;: &quot;&quot;, &quot;given&quot;: &quot;Ashley D.&quot;, &quot;family&quot;: &quot;Vanstone&quot;, &quot;dropping-particle&quot;: &quot;&quot;, &quot;suffix&quot;: &quot;&quot;, &quot;parse-names&quot;: false}], &quot;title&quot;: &quot;Memory for Melodies and Lyrics in Alzheimer's Disease&quot;, &quot;issued&quot;: {&quot;date-parts&quot;: [[&quot;2012&quot;, &quot;6&quot;]]}, &quot;ISSN&quot;: &quot;07307829&quot;, &quot;type&quot;: &quot;article-journal&quot;, &quot;id&quot;: &quot;ITEM-1&quot;}, &quot;id&quot;: &quot;ITEM-1&quot;}], &quot;mendeley&quot;: {&quot;formattedCitation&quot;: &quot;(Cuddy et al., 2012)&quot;, &quot;previouslyFormattedCitation&quot;: &quot;(Cuddy et al., 2012)&quot;, &quot;plainTextFormattedCitation&quot;: &quot;(Cuddy et al., 2012)&quot;}} RNDf0cnHMwXvP"/><text:span text:style-name="T9">⁠</text:span><text:span text:style-name="T8">. </text:span><text:span text:style-name="T16">What makes memory for music so special? It is this question that I aim to answer with my PhD research. With my first project, I will more clearly define the brain areas involved in music memory. Based on the results of the first experiment, I will explore what makes musical memory distinct from other forms of memory and why it is selectively spared in patients with Alzheimer’s. </text:span></text:p>
      <text:p text:style-name="P16">The initial evidence for a distinct memory for music comes from <text:span text:style-name="T38">a number of </text:span>case studies. In 1996, <text:reference-mark-start text:name="ADDIN CSL_CITATION {&quot;properties&quot;: {&quot;noteIndex&quot;: 0}, &quot;schema&quot;: &quot;https://github.com/citation-style-language/schema/raw/master/csl-citation.json&quot;, &quot;citationItems&quot;: [{&quot;uris&quot;: [&quot;http://www.mendeley.com/documents/?uuid=a71ea590-2666-4c6b-bd38-3626ddeb8573&quot;], &quot;itemData&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ISBN&quot;: &quot;1530-8898&quot;, &quot;page&quot;: &quot;481-96&quot;, &quot;issue&quot;: &quot;6&quot;, &quot;container-title&quot;: &quot;Journal of cognitive neuroscience&quot;, &quot;volume&quot;: &quot;8&quot;, &quot;PMID&quot;: &quot;23961980&quot;, &quot;DOI&quot;: &quot;10.1162/jocn.1996.8.6.481&quot;, &quot;author&quot;: [{&quot;non-dropping-particle&quot;: &quot;&quot;, &quot;given&quot;: &quot;Isabelle&quot;, &quot;family&quot;: &quot;Peretz&quot;, &quot;dropping-particle&quot;: &quot;&quot;, &quot;suffix&quot;: &quot;&quot;, &quot;parse-names&quot;: false}], &quot;title&quot;: &quot;Can we lose memory for music? A case of music agnosia in a nonmusician.&quot;, &quot;issued&quot;: {&quot;date-parts&quot;: [[&quot;1996&quot;, &quot;11&quot;]]}, &quot;ISSN&quot;: &quot;0898-929X&quot;, &quot;type&quot;: &quot;article-journal&quot;, &quot;id&quot;: &quot;ITEM-1&quot;}, &quot;id&quot;: &quot;ITEM-1&quot;}], &quot;mendeley&quot;: {&quot;formattedCitation&quot;: &quot;(Peretz, 1996)&quot;, &quot;previouslyFormattedCitation&quot;: &quot;(Peretz, 1996)&quot;, &quot;manualFormatting&quot;: &quot;Peretz&quot;, &quot;plainTextFormattedCitation&quot;: &quot;(Peretz, 1996)&quot;}} RNDTIcNkBGzWX"/><text:span text:style-name="T25">Peretz</text:span><text:reference-mark-end text:name="ADDIN CSL_CITATION {&quot;properties&quot;: {&quot;noteIndex&quot;: 0}, &quot;schema&quot;: &quot;https://github.com/citation-style-language/schema/raw/master/csl-citation.json&quot;, &quot;citationItems&quot;: [{&quot;uris&quot;: [&quot;http://www.mendeley.com/documents/?uuid=a71ea590-2666-4c6b-bd38-3626ddeb8573&quot;], &quot;itemData&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ISBN&quot;: &quot;1530-8898&quot;, &quot;page&quot;: &quot;481-96&quot;, &quot;issue&quot;: &quot;6&quot;, &quot;container-title&quot;: &quot;Journal of cognitive neuroscience&quot;, &quot;volume&quot;: &quot;8&quot;, &quot;PMID&quot;: &quot;23961980&quot;, &quot;DOI&quot;: &quot;10.1162/jocn.1996.8.6.481&quot;, &quot;author&quot;: [{&quot;non-dropping-particle&quot;: &quot;&quot;, &quot;given&quot;: &quot;Isabelle&quot;, &quot;family&quot;: &quot;Peretz&quot;, &quot;dropping-particle&quot;: &quot;&quot;, &quot;suffix&quot;: &quot;&quot;, &quot;parse-names&quot;: false}], &quot;title&quot;: &quot;Can we lose memory for music? A case of music agnosia in a nonmusician.&quot;, &quot;issued&quot;: {&quot;date-parts&quot;: [[&quot;1996&quot;, &quot;11&quot;]]}, &quot;ISSN&quot;: &quot;0898-929X&quot;, &quot;type&quot;: &quot;article-journal&quot;, &quot;id&quot;: &quot;ITEM-1&quot;}, &quot;id&quot;: &quot;ITEM-1&quot;}], &quot;mendeley&quot;: {&quot;formattedCitation&quot;: &quot;(Peretz, 1996)&quot;, &quot;previouslyFormattedCitation&quot;: &quot;(Peretz, 1996)&quot;, &quot;manualFormatting&quot;: &quot;Peretz&quot;, &quot;plainTextFormattedCitation&quot;: &quot;(Peretz, 1996)&quot;}} RNDTIcNkBGzWX"/>⁠ <text:span text:style-name="T50">described patient CN who suffered bilateral temporal lobe damage leading to a severe, music specific agnosia. CN could recognize lyrics from songs, but did not recognize previously familiar melodies. Her normal performance on tests of music perception (melody or tone discrimination) indicated that her agnosia was in fact music-specific and was not a deficit in the processing of melodic information. In contrast, Patient PM</text:span><text:span text:style-name="T6"> </text:span><text:reference-mark-start text:name="ADDIN CSL_CITATION {&quot;properties&quot;: {&quot;noteIndex&quot;: 0}, &quot;schema&quot;: &quot;https://github.com/citation-style-language/schema/raw/master/csl-citation.json&quot;, &quot;citationItems&quot;: [{&quot;uris&quot;: [&quot;http://www.mendeley.com/documents/?uuid=23f27c76-3aec-479c-b1cc-c968b07afa78&quot;], &quot;itemData&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ISBN&quot;: &quot;0960-9822&quot;, &quot;page&quot;: &quot;R591-R592&quot;, &quot;issue&quot;: &quot;15&quot;, &quot;container-title&quot;: &quot;Current Biology&quot;, &quot;volume&quot;: &quot;22&quot;, &quot;PMID&quot;: &quot;22877775&quot;, &quot;DOI&quot;: &quot;10.1016/j.cub.2012.05.041&quot;, &quot;author&quot;: [{&quot;non-dropping-particle&quot;: &quot;&quot;, &quot;given&quot;: &quot;Carsten&quot;, &quot;family&quot;: &quot;Finke&quot;, &quot;dropping-particle&quot;: &quot;&quot;, &quot;suffix&quot;: &quot;&quot;, &quot;parse-names&quot;: false}, {&quot;non-dropping-particle&quot;: &quot;&quot;, &quot;given&quot;: &quot;Nazli E.&quot;, &quot;family&quot;: &quot;Esfahani&quot;, &quot;dropping-particle&quot;: &quot;&quot;, &quot;suffix&quot;: &quot;&quot;, &quot;parse-names&quot;: false}, {&quot;non-dropping-particle&quot;: &quot;&quot;, &quot;given&quot;: &quot;Christoph J.&quot;, &quot;family&quot;: &quot;Ploner&quot;, &quot;dropping-particle&quot;: &quot;&quot;, &quot;suffix&quot;: &quot;&quot;, &quot;parse-names&quot;: false}], &quot;title&quot;: &quot;Preservation of musical memory in an amnesic professional cellist&quot;, &quot;issued&quot;: {&quot;date-parts&quot;: [[&quot;2012&quot;]]}, &quot;ISSN&quot;: &quot;09609822&quot;, &quot;type&quot;: &quot;article-journal&quot;, &quot;publisher&quot;: &quot;Elsevier&quot;, &quot;id&quot;: &quot;ITEM-1&quot;}, &quot;id&quot;: &quot;ITEM-1&quot;}], &quot;mendeley&quot;: {&quot;formattedCitation&quot;: &quot;(Finke, Esfahani, &amp; Ploner, 2012)&quot;, &quot;previouslyFormattedCitation&quot;: &quot;(Finke, Esfahani, &amp; Ploner, 2012)&quot;, &quot;plainTextFormattedCitation&quot;: &quot;(Finke, Esfahani, &amp; Ploner, 2012)&quot;}} RNDPl8NutoNxF"/><text:span text:style-name="T27">(Finke, Esfahani, &amp; Ploner, 2012)</text:span><text:reference-mark-end text:name="ADDIN CSL_CITATION {&quot;properties&quot;: {&quot;noteIndex&quot;: 0}, &quot;schema&quot;: &quot;https://github.com/citation-style-language/schema/raw/master/csl-citation.json&quot;, &quot;citationItems&quot;: [{&quot;uris&quot;: [&quot;http://www.mendeley.com/documents/?uuid=23f27c76-3aec-479c-b1cc-c968b07afa78&quot;], &quot;itemData&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ISBN&quot;: &quot;0960-9822&quot;, &quot;page&quot;: &quot;R591-R592&quot;, &quot;issue&quot;: &quot;15&quot;, &quot;container-title&quot;: &quot;Current Biology&quot;, &quot;volume&quot;: &quot;22&quot;, &quot;PMID&quot;: &quot;22877775&quot;, &quot;DOI&quot;: &quot;10.1016/j.cub.2012.05.041&quot;, &quot;author&quot;: [{&quot;non-dropping-particle&quot;: &quot;&quot;, &quot;given&quot;: &quot;Carsten&quot;, &quot;family&quot;: &quot;Finke&quot;, &quot;dropping-particle&quot;: &quot;&quot;, &quot;suffix&quot;: &quot;&quot;, &quot;parse-names&quot;: false}, {&quot;non-dropping-particle&quot;: &quot;&quot;, &quot;given&quot;: &quot;Nazli E.&quot;, &quot;family&quot;: &quot;Esfahani&quot;, &quot;dropping-particle&quot;: &quot;&quot;, &quot;suffix&quot;: &quot;&quot;, &quot;parse-names&quot;: false}, {&quot;non-dropping-particle&quot;: &quot;&quot;, &quot;given&quot;: &quot;Christoph J.&quot;, &quot;family&quot;: &quot;Ploner&quot;, &quot;dropping-particle&quot;: &quot;&quot;, &quot;suffix&quot;: &quot;&quot;, &quot;parse-names&quot;: false}], &quot;title&quot;: &quot;Preservation of musical memory in an amnesic professional cellist&quot;, &quot;issued&quot;: {&quot;date-parts&quot;: [[&quot;2012&quot;]]}, &quot;ISSN&quot;: &quot;09609822&quot;, &quot;type&quot;: &quot;article-journal&quot;, &quot;publisher&quot;: &quot;Elsevier&quot;, &quot;id&quot;: &quot;ITEM-1&quot;}, &quot;id&quot;: &quot;ITEM-1&quot;}], &quot;mendeley&quot;: {&quot;formattedCitation&quot;: &quot;(Finke, Esfahani, &amp; Ploner, 2012)&quot;, &quot;previouslyFormattedCitation&quot;: &quot;(Finke, Esfahani, &amp; Ploner, 2012)&quot;, &quot;plainTextFormattedCitation&quot;: &quot;(Finke, Esfahani, &amp; Ploner, 2012)&quot;}} RNDPl8NutoNxF"/><text:span text:style-name="T6">⁠, </text:span><text:span text:style-name="T16">who had been a professional cellist until he contracted encephalitis, had severe semantic and episodic memory deficits but performed like a healthy musician on a music recognition test. PM could not recognize family or friends but he could differentiate between famous and non-famous musical pieces. These case studies indicate that memory for music can be dissociated from other types of memory. In fact,</text:span><text:span text:style-name="T7"> </text:span><text:reference-mark-start text:name="ADDIN CSL_CITATION {&quot;properties&quot;: {&quot;noteIndex&quot;: 0}, &quot;schema&quot;: &quot;https://github.com/citation-style-language/schema/raw/master/csl-citation.json&quot;, &quot;citationItems&quot;: [{&quot;uris&quot;: [&quot;http://www.mendeley.com/documents/?uuid=8119dd9f-5a40-4a72-bef1-2268fede3b8f&quot;], &quot;itemData&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ISBN&quot;: &quot;1097-6256&quot;, &quot;page&quot;: &quot;688-691&quot;, &quot;issue&quot;: &quot;7&quot;, &quot;container-title&quot;: &quot;Nature neuroscience&quot;, &quot;volume&quot;: &quot;6&quot;, &quot;PMID&quot;: &quot;12830160&quot;, &quot;DOI&quot;: &quot;10.1038/nn1083&quot;, &quot;author&quot;: [{&quot;non-dropping-particle&quot;: &quot;&quot;, &quot;given&quot;: &quot;Isabelle&quot;, &quot;family&quot;: &quot;Peretz&quot;, &quot;dropping-particle&quot;: &quot;&quot;, &quot;suffix&quot;: &quot;&quot;, &quot;parse-names&quot;: false}, {&quot;non-dropping-particle&quot;: &quot;&quot;, &quot;given&quot;: &quot;Max&quot;, &quot;family&quot;: &quot;Coltheart&quot;, &quot;dropping-particle&quot;: &quot;&quot;, &quot;suffix&quot;: &quot;&quot;, &quot;parse-names&quot;: false}], &quot;title&quot;: &quot;Modularity of music processing.&quot;, &quot;issued&quot;: {&quot;date-parts&quot;: [[&quot;2003&quot;]]}, &quot;ISSN&quot;: &quot;10976256&quot;, &quot;type&quot;: &quot;article-journal&quot;, &quot;id&quot;: &quot;ITEM-1&quot;}, &quot;id&quot;: &quot;ITEM-1&quot;}], &quot;mendeley&quot;: {&quot;formattedCitation&quot;: &quot;(Peretz &amp; Coltheart, 2003)&quot;, &quot;previouslyFormattedCitation&quot;: &quot;(Peretz &amp; Coltheart, 2003)&quot;, &quot;manualFormatting&quot;: &quot;Peretz &amp; Coltheart (2003)&quot;, &quot;plainTextFormattedCitation&quot;: &quot;(Peretz &amp; Coltheart, 2003)&quot;}} RNDfj6fXv6HRW"/><text:span text:style-name="T28">Peretz &amp; Coltheart (2003)</text:span><text:reference-mark-end text:name="ADDIN CSL_CITATION {&quot;properties&quot;: {&quot;noteIndex&quot;: 0}, &quot;schema&quot;: &quot;https://github.com/citation-style-language/schema/raw/master/csl-citation.json&quot;, &quot;citationItems&quot;: [{&quot;uris&quot;: [&quot;http://www.mendeley.com/documents/?uuid=8119dd9f-5a40-4a72-bef1-2268fede3b8f&quot;], &quot;itemData&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ISBN&quot;: &quot;1097-6256&quot;, &quot;page&quot;: &quot;688-691&quot;, &quot;issue&quot;: &quot;7&quot;, &quot;container-title&quot;: &quot;Nature neuroscience&quot;, &quot;volume&quot;: &quot;6&quot;, &quot;PMID&quot;: &quot;12830160&quot;, &quot;DOI&quot;: &quot;10.1038/nn1083&quot;, &quot;author&quot;: [{&quot;non-dropping-particle&quot;: &quot;&quot;, &quot;given&quot;: &quot;Isabelle&quot;, &quot;family&quot;: &quot;Peretz&quot;, &quot;dropping-particle&quot;: &quot;&quot;, &quot;suffix&quot;: &quot;&quot;, &quot;parse-names&quot;: false}, {&quot;non-dropping-particle&quot;: &quot;&quot;, &quot;given&quot;: &quot;Max&quot;, &quot;family&quot;: &quot;Coltheart&quot;, &quot;dropping-particle&quot;: &quot;&quot;, &quot;suffix&quot;: &quot;&quot;, &quot;parse-names&quot;: false}], &quot;title&quot;: &quot;Modularity of music processing.&quot;, &quot;issued&quot;: {&quot;date-parts&quot;: [[&quot;2003&quot;]]}, &quot;ISSN&quot;: &quot;10976256&quot;, &quot;type&quot;: &quot;article-journal&quot;, &quot;id&quot;: &quot;ITEM-1&quot;}, &quot;id&quot;: &quot;ITEM-1&quot;}], &quot;mendeley&quot;: {&quot;formattedCitation&quot;: &quot;(Peretz &amp; Coltheart, 2003)&quot;, &quot;previouslyFormattedCitation&quot;: &quot;(Peretz &amp; Coltheart, 2003)&quot;, &quot;manualFormatting&quot;: &quot;Peretz &amp; Coltheart (2003)&quot;, &quot;plainTextFormattedCitation&quot;: &quot;(Peretz &amp; Coltheart, 2003)&quot;}} RNDfj6fXv6HRW"/><text:span text:style-name="T7">⁠ </text:span><text:span text:style-name="T16">proposed that humans have a ‘musical lexicon’ that contains representations of all the musical phrases one has ever heard, and that this musical lexicon is separate from the verbal lexicon, where representations of phonological sounds are stored. </text:span></text:p>
      <text:p text:style-name="P17"><text:span text:style-name="T14">Neuroimaging techniques have allowed researchers to uncover the neural basis for the separate musical lexicon described by Peretz and Coltheart. Using PET, </text:span><text:reference-mark-start text:name="ADDIN CSL_CITATION {&quot;properties&quot;: {&quot;noteIndex&quot;: 0}, &quot;schema&quot;: &quot;https://github.com/citation-style-language/schema/raw/master/csl-citation.json&quot;, &quot;citationItems&quot;: [{&quot;uris&quot;: [&quot;http://www.mendeley.com/documents/?uuid=339601be-8e4a-4b1d-9ca7-2c1df2816b90&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ISBN&quot;: &quot;9781573317399&quot;, &quot;page&quot;: &quot;278-281&quot;, &quot;container-title&quot;: &quot;Annals of the New York Academy of Sciences&quot;, &quot;volume&quot;: &quot;1169&quot;, &quot;PMID&quot;: &quot;19673793&quot;, &quot;DOI&quot;: &quot;10.1111/j.1749-6632.2009.04784.x&quot;, &quot;author&quot;: [{&quot;non-dropping-particle&quot;: &quot;&quot;, &quot;given&quot;: &quot;M.&quot;, &quot;family&quot;: &quot;Groussard&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Neural correlates underlying musical semantic memory&quot;, &quot;issued&quot;: {&quot;date-parts&quot;: [[&quot;2009&quot;]]}, &quot;ISSN&quot;: &quot;00778923&quot;, &quot;type&quot;: &quot;article-journal&quot;, &quot;id&quot;: &quot;ITEM-1&quot;}, &quot;id&quot;: &quot;ITEM-1&quot;}], &quot;mendeley&quot;: {&quot;formattedCitation&quot;: &quot;(Groussard et al., 2009)&quot;, &quot;previouslyFormattedCitation&quot;: &quot;(Groussard et al., 2009)&quot;, &quot;manualFormatting&quot;: &quot;Groussard et al. (2009)&quot;, &quot;plainTextFormattedCitation&quot;: &quot;(Groussard et al., 2009)&quot;}} RNDzoVqdRDxSz"/><text:span text:style-name="T29">Groussard et al. (2009)</text:span><text:reference-mark-end text:name="ADDIN CSL_CITATION {&quot;properties&quot;: {&quot;noteIndex&quot;: 0}, &quot;schema&quot;: &quot;https://github.com/citation-style-language/schema/raw/master/csl-citation.json&quot;, &quot;citationItems&quot;: [{&quot;uris&quot;: [&quot;http://www.mendeley.com/documents/?uuid=339601be-8e4a-4b1d-9ca7-2c1df2816b90&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ISBN&quot;: &quot;9781573317399&quot;, &quot;page&quot;: &quot;278-281&quot;, &quot;container-title&quot;: &quot;Annals of the New York Academy of Sciences&quot;, &quot;volume&quot;: &quot;1169&quot;, &quot;PMID&quot;: &quot;19673793&quot;, &quot;DOI&quot;: &quot;10.1111/j.1749-6632.2009.04784.x&quot;, &quot;author&quot;: [{&quot;non-dropping-particle&quot;: &quot;&quot;, &quot;given&quot;: &quot;M.&quot;, &quot;family&quot;: &quot;Groussard&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Neural correlates underlying musical semantic memory&quot;, &quot;issued&quot;: {&quot;date-parts&quot;: [[&quot;2009&quot;]]}, &quot;ISSN&quot;: &quot;00778923&quot;, &quot;type&quot;: &quot;article-journal&quot;, &quot;id&quot;: &quot;ITEM-1&quot;}, &quot;id&quot;: &quot;ITEM-1&quot;}], &quot;mendeley&quot;: {&quot;formattedCitation&quot;: &quot;(Groussard et al., 2009)&quot;, &quot;previouslyFormattedCitation&quot;: &quot;(Groussard et al., 2009)&quot;, &quot;manualFormatting&quot;: &quot;Groussard et al. (2009)&quot;, &quot;plainTextFormattedCitation&quot;: &quot;(Groussard et al., 2009)&quot;}} RNDzoVqdRDxSz"/><text:span text:style-name="T14">⁠ s</text:span><text:span text:style-name="T16">howed that the musical lexicon, and musical semantic memory in general, is sustained by a temporo-prefrontal cortical network. This network showed greater activity during a task where participants rated their level of familiarity with a series of melodies than in a task where participants determined whether two unknown melodies were the same or different. Groussard et al. (2009) hypothesized that the right-sided regions within this network are mainly responsible for holding the melodic traces of familiar tunes, whereas the left-sided regions are responsible for the semantic and associative memories involved in recognizing a </text:span><text:soft-page-break/><text:span text:style-name="T16">musical piece as familiar. The left-sided activation occurred in areas common to those classically shown to be involved in verbal semantic memory </text:span><text:reference-mark-start text:name="ADDIN CSL_CITATION {&quot;properties&quot;: {&quot;noteIndex&quot;: 0}, &quot;schema&quot;: &quot;https://github.com/citation-style-language/schema/raw/master/csl-citation.json&quot;, &quot;citationItems&quot;: [{&quot;uris&quot;: [&quot;http://www.mendeley.com/documents/?uuid=339601be-8e4a-4b1d-9ca7-2c1df2816b90&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ISBN&quot;: &quot;9781573317399&quot;, &quot;page&quot;: &quot;278-281&quot;, &quot;container-title&quot;: &quot;Annals of the New York Academy of Sciences&quot;, &quot;volume&quot;: &quot;1169&quot;, &quot;PMID&quot;: &quot;19673793&quot;, &quot;DOI&quot;: &quot;10.1111/j.1749-6632.2009.04784.x&quot;, &quot;author&quot;: [{&quot;non-dropping-particle&quot;: &quot;&quot;, &quot;given&quot;: &quot;M.&quot;, &quot;family&quot;: &quot;Groussard&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Neural correlates underlying musical semantic memory&quot;, &quot;issued&quot;: {&quot;date-parts&quot;: [[&quot;2009&quot;]]}, &quot;ISSN&quot;: &quot;00778923&quot;, &quot;type&quot;: &quot;article-journal&quot;, &quot;id&quot;: &quot;ITEM-1&quot;}, &quot;id&quot;: &quot;ITEM-1&quot;}], &quot;mendeley&quot;: {&quot;formattedCitation&quot;: &quot;(Groussard et al., 2009)&quot;, &quot;previouslyFormattedCitation&quot;: &quot;(Groussard et al., 2009)&quot;, &quot;plainTextFormattedCitation&quot;: &quot;(Groussard et al., 2009)&quot;}} RNDbid5r2Kgi8"/><text:span text:style-name="T31">(Groussard et al., 2009)</text:span><text:reference-mark-end text:name="ADDIN CSL_CITATION {&quot;properties&quot;: {&quot;noteIndex&quot;: 0}, &quot;schema&quot;: &quot;https://github.com/citation-style-language/schema/raw/master/csl-citation.json&quot;, &quot;citationItems&quot;: [{&quot;uris&quot;: [&quot;http://www.mendeley.com/documents/?uuid=339601be-8e4a-4b1d-9ca7-2c1df2816b90&quot;], &quot;itemData&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ISBN&quot;: &quot;9781573317399&quot;, &quot;page&quot;: &quot;278-281&quot;, &quot;container-title&quot;: &quot;Annals of the New York Academy of Sciences&quot;, &quot;volume&quot;: &quot;1169&quot;, &quot;PMID&quot;: &quot;19673793&quot;, &quot;DOI&quot;: &quot;10.1111/j.1749-6632.2009.04784.x&quot;, &quot;author&quot;: [{&quot;non-dropping-particle&quot;: &quot;&quot;, &quot;given&quot;: &quot;M.&quot;, &quot;family&quot;: &quot;Groussard&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Neural correlates underlying musical semantic memory&quot;, &quot;issued&quot;: {&quot;date-parts&quot;: [[&quot;2009&quot;]]}, &quot;ISSN&quot;: &quot;00778923&quot;, &quot;type&quot;: &quot;article-journal&quot;, &quot;id&quot;: &quot;ITEM-1&quot;}, &quot;id&quot;: &quot;ITEM-1&quot;}], &quot;mendeley&quot;: {&quot;formattedCitation&quot;: &quot;(Groussard et al., 2009)&quot;, &quot;previouslyFormattedCitation&quot;: &quot;(Groussard et al., 2009)&quot;, &quot;plainTextFormattedCitation&quot;: &quot;(Groussard et al., 2009)&quot;}} RNDbid5r2Kgi8"/><text:span text:style-name="T15">⁠</text:span><text:span text:style-name="T14">. In 2010, </text:span><text:reference-mark-start text:name="ADDIN CSL_CITATION {&quot;properties&quot;: {&quot;noteIndex&quot;: 0}, &quot;schema&quot;: &quot;https://github.com/citation-style-language/schema/raw/master/csl-citation.json&quot;, &quot;citationItems&quot;: [{&quot;uris&quot;: [&quot;http://www.mendeley.com/documents/?uuid=179a9bd5-c84c-455c-97f7-8ef9fa1c9f02&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ISBN&quot;: &quot;1095-9572 (Electronic)\\r1053-8119 (Linking)&quot;, &quot;page&quot;: &quot;1301-1309&quot;, &quot;issue&quot;: &quot;4&quot;, &quot;container-title&quot;: &quot;NeuroImage&quot;, &quot;volume&quot;: &quot;53&quot;, &quot;PMID&quot;: &quot;20627131&quot;, &quot;DOI&quot;: &quot;10.1016/j.neuroimage.2010.07.013&quot;, &quot;author&quot;: [{&quot;non-dropping-particle&quot;: &quot;&quot;, &quot;given&quot;: &quot;M.&quot;, &quot;family&quot;: &quot;Groussard&quot;, &quot;dropping-particle&quot;: &quot;&quot;, &quot;suffix&quot;: &quot;&quot;, &quot;parse-names&quot;: false}, {&quot;non-dropping-particle&quot;: &quot;&quot;, &quot;given&quot;: &quot;G.&quot;, &quot;family&quot;: &quot;Rauchs&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The neural substrates of musical memory revealed by fMRI and two semantic tasks&quot;, &quot;issued&quot;: {&quot;date-parts&quot;: [[&quot;2010&quot;]]}, &quot;ISSN&quot;: &quot;10538119&quot;, &quot;type&quot;: &quot;article-journal&quot;, &quot;publisher&quot;: &quot;Elsevier Inc.&quot;, &quot;id&quot;: &quot;ITEM-1&quot;}, &quot;id&quot;: &quot;ITEM-1&quot;}], &quot;mendeley&quot;: {&quot;formattedCitation&quot;: &quot;(Groussard et al., 2010)&quot;, &quot;previouslyFormattedCitation&quot;: &quot;(Groussard et al., 2010)&quot;, &quot;manualFormatting&quot;: &quot;Groussard et al.&quot;, &quot;plainTextFormattedCitation&quot;: &quot;(Groussard et al., 2010)&quot;}} RNDYuoB3IeGZ8"/><text:span text:style-name="T29">Groussard et al.</text:span><text:reference-mark-end text:name="ADDIN CSL_CITATION {&quot;properties&quot;: {&quot;noteIndex&quot;: 0}, &quot;schema&quot;: &quot;https://github.com/citation-style-language/schema/raw/master/csl-citation.json&quot;, &quot;citationItems&quot;: [{&quot;uris&quot;: [&quot;http://www.mendeley.com/documents/?uuid=179a9bd5-c84c-455c-97f7-8ef9fa1c9f02&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ISBN&quot;: &quot;1095-9572 (Electronic)\\r1053-8119 (Linking)&quot;, &quot;page&quot;: &quot;1301-1309&quot;, &quot;issue&quot;: &quot;4&quot;, &quot;container-title&quot;: &quot;NeuroImage&quot;, &quot;volume&quot;: &quot;53&quot;, &quot;PMID&quot;: &quot;20627131&quot;, &quot;DOI&quot;: &quot;10.1016/j.neuroimage.2010.07.013&quot;, &quot;author&quot;: [{&quot;non-dropping-particle&quot;: &quot;&quot;, &quot;given&quot;: &quot;M.&quot;, &quot;family&quot;: &quot;Groussard&quot;, &quot;dropping-particle&quot;: &quot;&quot;, &quot;suffix&quot;: &quot;&quot;, &quot;parse-names&quot;: false}, {&quot;non-dropping-particle&quot;: &quot;&quot;, &quot;given&quot;: &quot;G.&quot;, &quot;family&quot;: &quot;Rauchs&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The neural substrates of musical memory revealed by fMRI and two semantic tasks&quot;, &quot;issued&quot;: {&quot;date-parts&quot;: [[&quot;2010&quot;]]}, &quot;ISSN&quot;: &quot;10538119&quot;, &quot;type&quot;: &quot;article-journal&quot;, &quot;publisher&quot;: &quot;Elsevier Inc.&quot;, &quot;id&quot;: &quot;ITEM-1&quot;}, &quot;id&quot;: &quot;ITEM-1&quot;}], &quot;mendeley&quot;: {&quot;formattedCitation&quot;: &quot;(Groussard et al., 2010)&quot;, &quot;previouslyFormattedCitation&quot;: &quot;(Groussard et al., 2010)&quot;, &quot;manualFormatting&quot;: &quot;Groussard et al.&quot;, &quot;plainTextFormattedCitation&quot;: &quot;(Groussard et al., 2010)&quot;}} RNDYuoB3IeGZ8"/><text:span text:style-name="T14">⁠</text:span><text:span text:style-name="T5"> conducted a </text:span><text:span text:style-name="T14">follow-up </text:span><text:span text:style-name="T5">study using fMRI </text:span><text:span text:style-name="T10">and</text:span><text:span text:style-name="T5"> showed </text:span><text:span text:style-name="T14">a</text:span><text:span text:style-name="T5"> </text:span><text:span text:style-name="T10">clear </text:span><text:span text:style-name="T5">dissociation between </text:span><text:span text:style-name="T11">the </text:span><text:span text:style-name="T5">neural patterns elicited by music</text:span><text:span text:style-name="T11">al</text:span><text:span text:style-name="T5"> and verbal stimuli.</text:span><text:span text:style-name="T12"> These neuroimaging results supported the theory of </text:span><text:reference-mark-start text:name="ADDIN CSL_CITATION {&quot;properties&quot;: {&quot;noteIndex&quot;: 0}, &quot;schema&quot;: &quot;https://github.com/citation-style-language/schema/raw/master/csl-citation.json&quot;, &quot;citationItems&quot;: [{&quot;uris&quot;: [&quot;http://www.mendeley.com/documents/?uuid=6b78cbcb-137c-4070-a735-be1c56a98b01&quot;], &quot;itemData&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ISBN&quot;: &quot;1573-6660 (Electronic)&quot;, &quot;page&quot;: &quot;85-101&quot;, &quot;issue&quot;: &quot;1&quot;, &quot;container-title&quot;: &quot;Neuropsychology Review&quot;, &quot;volume&quot;: &quot;19&quot;, &quot;PMID&quot;: &quot;19214750&quot;, &quot;DOI&quot;: &quot;10.1007/s11065-009-9085-2&quot;, &quot;author&quot;: [{&quot;non-dropping-particle&quot;: &quot;&quot;, &quot;given&quot;: &quot;Amee&quot;, &quot;family&quot;: &quot;Baird&quot;, &quot;dropping-particle&quot;: &quot;&quot;, &quot;suffix&quot;: &quot;&quot;, &quot;parse-names&quot;: false}, {&quot;non-dropping-particle&quot;: &quot;&quot;, &quot;given&quot;: &quot;S\u00e9verine&quot;, &quot;family&quot;: &quot;Samson&quot;, &quot;dropping-particle&quot;: &quot;&quot;, &quot;suffix&quot;: &quot;&quot;, &quot;parse-names&quot;: false}], &quot;title&quot;: &quot;Memory for music in Alzheimer's disease: Unforgettable?&quot;, &quot;issued&quot;: {&quot;date-parts&quot;: [[&quot;2009&quot;]]}, &quot;ISSN&quot;: &quot;10407308&quot;, &quot;type&quot;: &quot;article-journal&quot;, &quot;id&quot;: &quot;ITEM-1&quot;}, &quot;id&quot;: &quot;ITEM-1&quot;}], &quot;mendeley&quot;: {&quot;formattedCitation&quot;: &quot;(Baird &amp; Samson, 2009)&quot;, &quot;previouslyFormattedCitation&quot;: &quot;(Baird &amp; Samson, 2009)&quot;, &quot;manualFormatting&quot;: &quot;Baird and Samson (2009)&quot;, &quot;plainTextFormattedCitation&quot;: &quot;(Baird &amp; Samson, 2009)&quot;}} RNDfbUIt2JrRu"/><text:span text:style-name="T30">Baird and Samson (2009)</text:span><text:reference-mark-end text:name="ADDIN CSL_CITATION {&quot;properties&quot;: {&quot;noteIndex&quot;: 0}, &quot;schema&quot;: &quot;https://github.com/citation-style-language/schema/raw/master/csl-citation.json&quot;, &quot;citationItems&quot;: [{&quot;uris&quot;: [&quot;http://www.mendeley.com/documents/?uuid=6b78cbcb-137c-4070-a735-be1c56a98b01&quot;], &quot;itemData&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ISBN&quot;: &quot;1573-6660 (Electronic)&quot;, &quot;page&quot;: &quot;85-101&quot;, &quot;issue&quot;: &quot;1&quot;, &quot;container-title&quot;: &quot;Neuropsychology Review&quot;, &quot;volume&quot;: &quot;19&quot;, &quot;PMID&quot;: &quot;19214750&quot;, &quot;DOI&quot;: &quot;10.1007/s11065-009-9085-2&quot;, &quot;author&quot;: [{&quot;non-dropping-particle&quot;: &quot;&quot;, &quot;given&quot;: &quot;Amee&quot;, &quot;family&quot;: &quot;Baird&quot;, &quot;dropping-particle&quot;: &quot;&quot;, &quot;suffix&quot;: &quot;&quot;, &quot;parse-names&quot;: false}, {&quot;non-dropping-particle&quot;: &quot;&quot;, &quot;given&quot;: &quot;S\u00e9verine&quot;, &quot;family&quot;: &quot;Samson&quot;, &quot;dropping-particle&quot;: &quot;&quot;, &quot;suffix&quot;: &quot;&quot;, &quot;parse-names&quot;: false}], &quot;title&quot;: &quot;Memory for music in Alzheimer's disease: Unforgettable?&quot;, &quot;issued&quot;: {&quot;date-parts&quot;: [[&quot;2009&quot;]]}, &quot;ISSN&quot;: &quot;10407308&quot;, &quot;type&quot;: &quot;article-journal&quot;, &quot;id&quot;: &quot;ITEM-1&quot;}, &quot;id&quot;: &quot;ITEM-1&quot;}], &quot;mendeley&quot;: {&quot;formattedCitation&quot;: &quot;(Baird &amp; Samson, 2009)&quot;, &quot;previouslyFormattedCitation&quot;: &quot;(Baird &amp; Samson, 2009)&quot;, &quot;manualFormatting&quot;: &quot;Baird and Samson (2009)&quot;, &quot;plainTextFormattedCitation&quot;: &quot;(Baird &amp; Samson, 2009)&quot;}} RNDfbUIt2JrRu"/><text:span text:style-name="T12">⁠ </text:span><text:span text:style-name="T16">who suggested that musical memory in Alzheimer’s patients is spared because of the intact functioning of the necessary and specific brain regions that are relatively unaffected by the disease. They suggest that explicit musical memory, </text:span><text:span text:style-name="T17">that</text:span><text:span text:style-name="T16"> relies on the temporal lobes, is affected by Alzheimer’s disease, but other types of musical memory such as procedural musical memory rely on frontal areas and therefore </text:span><text:span text:style-name="T18">are</text:span><text:span text:style-name="T16"> relatively preserved in Alzheimer’s. </text:span><text:span text:style-name="T12">In 2015, </text:span><text:reference-mark-start text:name="ADDIN CSL_CITATION {&quot;properties&quot;: {&quot;noteIndex&quot;: 0}, &quot;schema&quot;: &quot;https://github.com/citation-style-language/schema/raw/master/csl-citation.json&quot;, &quot;citationItems&quot;: [{&quot;uris&quot;: [&quot;http://www.mendeley.com/documents/?uuid=7d021640-bed6-4b9f-8b4a-b9490e1e8140&quot;], &quot;itemData&quot;: {&quot;page&quot;: &quot;1-13&quot;, &quot;title&quot;: &quot;Why musical memory can be preserved in advanced Alzheimer \u2019 s disease&quot;, &quot;container-title&quot;: &quot;Brain : a journal of neurology&quot;, &quot;issued&quot;: {&quot;date-parts&quot;: [[&quot;2015&quot;]]}, &quot;author&quot;: [{&quot;non-dropping-particle&quot;: &quot;&quot;, &quot;given&quot;: &quot;J\u00f6rn-henrik&quot;, &quot;family&quot;: &quot;Jacobsen&quot;, &quot;dropping-particle&quot;: &quot;&quot;, &quot;suffix&quot;: &quot;&quot;, &quot;parse-names&quot;: false}, {&quot;non-dropping-particle&quot;: &quot;&quot;, &quot;given&quot;: &quot;Thomas&quot;, &quot;family&quot;: &quot;Fritz&quot;, &quot;dropping-particle&quot;: &quot;&quot;, &quot;suffix&quot;: &quot;&quot;, &quot;parse-names&quot;: false}, {&quot;non-dropping-particle&quot;: &quot;&quot;, &quot;given&quot;: &quot;Johannes&quot;, &quot;family&quot;: &quot;Stelzer&quot;, &quot;dropping-particle&quot;: &quot;&quot;, &quot;suffix&quot;: &quot;&quot;, &quot;parse-names&quot;: false}, {&quot;non-dropping-particle&quot;: &quot;&quot;, &quot;given&quot;: &quot;Robert&quot;, &quot;family&quot;: &quot;Turner&quot;, &quot;dropping-particle&quot;: &quot;&quot;, &quot;suffix&quot;: &quot;&quot;, &quot;parse-names&quot;: false}], &quot;DOI&quot;: &quot;10.1093/awv148&quot;, &quot;type&quot;: &quot;article-journal&quot;, &quot;id&quot;: &quot;ITEM-1&quot;}, &quot;id&quot;: &quot;ITEM-1&quot;}], &quot;mendeley&quot;: {&quot;formattedCitation&quot;: &quot;(Jacobsen, Fritz, Stelzer, &amp; Turner, 2015)&quot;, &quot;previouslyFormattedCitation&quot;: &quot;(Jacobsen, Fritz, Stelzer, &amp; Turner, 2015)&quot;, &quot;manualFormatting&quot;: &quot;Jacobsen, Fritz, Stelzer, and Turner&quot;, &quot;plainTextFormattedCitation&quot;: &quot;(Jacobsen, Fritz, Stelzer, &amp; Turner, 2015)&quot;}} RNDufYlDmp3wO"/><text:span text:style-name="T30">Jacobsen, Fritz, Stelzer, and Turner</text:span><text:reference-mark-end text:name="ADDIN CSL_CITATION {&quot;properties&quot;: {&quot;noteIndex&quot;: 0}, &quot;schema&quot;: &quot;https://github.com/citation-style-language/schema/raw/master/csl-citation.json&quot;, &quot;citationItems&quot;: [{&quot;uris&quot;: [&quot;http://www.mendeley.com/documents/?uuid=7d021640-bed6-4b9f-8b4a-b9490e1e8140&quot;], &quot;itemData&quot;: {&quot;page&quot;: &quot;1-13&quot;, &quot;title&quot;: &quot;Why musical memory can be preserved in advanced Alzheimer \u2019 s disease&quot;, &quot;container-title&quot;: &quot;Brain : a journal of neurology&quot;, &quot;issued&quot;: {&quot;date-parts&quot;: [[&quot;2015&quot;]]}, &quot;author&quot;: [{&quot;non-dropping-particle&quot;: &quot;&quot;, &quot;given&quot;: &quot;J\u00f6rn-henrik&quot;, &quot;family&quot;: &quot;Jacobsen&quot;, &quot;dropping-particle&quot;: &quot;&quot;, &quot;suffix&quot;: &quot;&quot;, &quot;parse-names&quot;: false}, {&quot;non-dropping-particle&quot;: &quot;&quot;, &quot;given&quot;: &quot;Thomas&quot;, &quot;family&quot;: &quot;Fritz&quot;, &quot;dropping-particle&quot;: &quot;&quot;, &quot;suffix&quot;: &quot;&quot;, &quot;parse-names&quot;: false}, {&quot;non-dropping-particle&quot;: &quot;&quot;, &quot;given&quot;: &quot;Johannes&quot;, &quot;family&quot;: &quot;Stelzer&quot;, &quot;dropping-particle&quot;: &quot;&quot;, &quot;suffix&quot;: &quot;&quot;, &quot;parse-names&quot;: false}, {&quot;non-dropping-particle&quot;: &quot;&quot;, &quot;given&quot;: &quot;Robert&quot;, &quot;family&quot;: &quot;Turner&quot;, &quot;dropping-particle&quot;: &quot;&quot;, &quot;suffix&quot;: &quot;&quot;, &quot;parse-names&quot;: false}], &quot;DOI&quot;: &quot;10.1093/awv148&quot;, &quot;type&quot;: &quot;article-journal&quot;, &quot;id&quot;: &quot;ITEM-1&quot;}, &quot;id&quot;: &quot;ITEM-1&quot;}], &quot;mendeley&quot;: {&quot;formattedCitation&quot;: &quot;(Jacobsen, Fritz, Stelzer, &amp; Turner, 2015)&quot;, &quot;previouslyFormattedCitation&quot;: &quot;(Jacobsen, Fritz, Stelzer, &amp; Turner, 2015)&quot;, &quot;manualFormatting&quot;: &quot;Jacobsen, Fritz, Stelzer, and Turner&quot;, &quot;plainTextFormattedCitation&quot;: &quot;(Jacobsen, Fritz, Stelzer, &amp; Turner, 2015)&quot;}} RNDufYlDmp3wO"/><text:span text:style-name="T12">⁠ showed that the caudal anterior cingulate and the ventral pre-supplementary motor areas are involved in the processing of both unknown and known music and that these areas, responsible for encoding musical memory, were relatively spared in a sample of patients with Alzheimer’s disease. Together, theses results indicate that not only is memory for music separate from other types of memory, but this dissociation can be seen with neuroimaging techniques. </text:span></text:p>
      <text:p text:style-name="P3"><text:span text:style-name="T35">Study 1: </text:span><text:span text:style-name="T34">Neural Correlates of Music </text:span><text:span text:style-name="T36">Recognition</text:span></text:p>
      <text:p text:style-name="P4">Will begin collecting data in July 2017</text:p>
      <text:p text:style-name="P27">In previous studies, the dissociation of memory for music has been shown using familiar music chosen by the researchers. There is little control for the amount of exposure participants have had to each song during their lifetime. In Study 1, I will train participants to become familiar with a set of musical stimuli, and therefore I will be able to track each participant’s exposure to the stimuli and more accurately determine the neural correlates of musical memory. Tracking stimulus exposure will allow for control over <text:span text:style-name="T54">the </text:span>musical memory <text:span text:style-name="T54">being formed without</text:span> extraneous variables such as associations with events or emotions <text:span text:style-name="T54">that may differ from person to person.</text:span></text:p>
      <text:p text:style-name="P25">Participants will undergo an fMRI scan while listening to 16 unfamiliar musical pieces. They will then listen to half of the music (8 pieces) regularly over the course of two to three weeks. Listening will be done through an online music player that will track the number of times the song was played. Throughout the training period, participants will come to the lab for intermittent behavioural testing to track how familiar they are becoming with the stimuli. This will be done using a forced-choice paradigm that asks participants to identify a correct lyric out of a pair of lyrics where one is correct and one lyric has been modified. Once participants reach a particular threshold of familiarity with the stimuli (assessed by performance on <text:span text:style-name="T55">the</text:span> lyric recognition task) they will undergo a second fMRI scan <text:soft-page-break/>while listening to all 16 musical pieces. At the second scan, participants will now be familiar with half of the stimuli. No other study to date has explored the neural correlates of music recognition by training participants on a set of stimuli. The stimuli used in this study are 16 unfamiliar songs that fall into four groups: instrumental music only (no lyrics), a cappella singing (no instruments), lyrics and instrumental music, and spoken word. Varying the stimuli within the lyric and music categories will allow me to identify how the presence of lyrics interacts with the music to affect recognition. It is possible that the presence of lyrics aids recognition of music because of <text:span text:style-name="T54">the </text:span>involvement of <text:span text:style-name="T54">both music and lyric</text:span> <text:span text:style-name="T54">networks.</text:span></text:p>
      <text:p text:style-name="P26"><text:span text:style-name="T19">The BOLD contrasts </text:span><text:span text:style-name="T21">between the first and second scans </text:span><text:span text:style-name="T19">will </text:span><text:span text:style-name="T20">allow me to</text:span><text:span text:style-name="T19"> identify which </text:span><text:span text:style-name="T21">brain </text:span><text:span text:style-name="T19">areas are involved in music recognition. I hope to replicate the results from previous papers </text:span><text:reference-mark-start text:name="ADDIN CSL_CITATION {&quot;properties&quot;: {&quot;noteIndex&quot;: 0}, &quot;schema&quot;: &quot;https://github.com/citation-style-language/schema/raw/master/csl-citation.json&quot;, &quot;citationItems&quot;: [{&quot;uris&quot;: [&quot;http://www.mendeley.com/documents/?uuid=179a9bd5-c84c-455c-97f7-8ef9fa1c9f02&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ISBN&quot;: &quot;1095-9572 (Electronic)\\r1053-8119 (Linking)&quot;, &quot;page&quot;: &quot;1301-1309&quot;, &quot;issue&quot;: &quot;4&quot;, &quot;container-title&quot;: &quot;NeuroImage&quot;, &quot;volume&quot;: &quot;53&quot;, &quot;PMID&quot;: &quot;20627131&quot;, &quot;DOI&quot;: &quot;10.1016/j.neuroimage.2010.07.013&quot;, &quot;author&quot;: [{&quot;non-dropping-particle&quot;: &quot;&quot;, &quot;given&quot;: &quot;M.&quot;, &quot;family&quot;: &quot;Groussard&quot;, &quot;dropping-particle&quot;: &quot;&quot;, &quot;suffix&quot;: &quot;&quot;, &quot;parse-names&quot;: false}, {&quot;non-dropping-particle&quot;: &quot;&quot;, &quot;given&quot;: &quot;G.&quot;, &quot;family&quot;: &quot;Rauchs&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The neural substrates of musical memory revealed by fMRI and two semantic tasks&quot;, &quot;issued&quot;: {&quot;date-parts&quot;: [[&quot;2010&quot;]]}, &quot;ISSN&quot;: &quot;10538119&quot;, &quot;type&quot;: &quot;article-journal&quot;, &quot;publisher&quot;: &quot;Elsevier Inc.&quot;, &quot;id&quot;: &quot;ITEM-1&quot;}, &quot;id&quot;: &quot;ITEM-1&quot;}, {&quot;uris&quot;: [&quot;http://www.mendeley.com/documents/?uuid=7d021640-bed6-4b9f-8b4a-b9490e1e8140&quot;], &quot;itemData&quot;: {&quot;page&quot;: &quot;1-13&quot;, &quot;title&quot;: &quot;Why musical memory can be preserved in advanced Alzheimer \u2019 s disease&quot;, &quot;container-title&quot;: &quot;Brain : a journal of neurology&quot;, &quot;issued&quot;: {&quot;date-parts&quot;: [[&quot;2015&quot;]]}, &quot;author&quot;: [{&quot;non-dropping-particle&quot;: &quot;&quot;, &quot;given&quot;: &quot;J\u00f6rn-henrik&quot;, &quot;family&quot;: &quot;Jacobsen&quot;, &quot;dropping-particle&quot;: &quot;&quot;, &quot;suffix&quot;: &quot;&quot;, &quot;parse-names&quot;: false}, {&quot;non-dropping-particle&quot;: &quot;&quot;, &quot;given&quot;: &quot;Thomas&quot;, &quot;family&quot;: &quot;Fritz&quot;, &quot;dropping-particle&quot;: &quot;&quot;, &quot;suffix&quot;: &quot;&quot;, &quot;parse-names&quot;: false}, {&quot;non-dropping-particle&quot;: &quot;&quot;, &quot;given&quot;: &quot;Johannes&quot;, &quot;family&quot;: &quot;Stelzer&quot;, &quot;dropping-particle&quot;: &quot;&quot;, &quot;suffix&quot;: &quot;&quot;, &quot;parse-names&quot;: false}, {&quot;non-dropping-particle&quot;: &quot;&quot;, &quot;given&quot;: &quot;Robert&quot;, &quot;family&quot;: &quot;Turner&quot;, &quot;dropping-particle&quot;: &quot;&quot;, &quot;suffix&quot;: &quot;&quot;, &quot;parse-names&quot;: false}], &quot;DOI&quot;: &quot;10.1093/awv148&quot;, &quot;type&quot;: &quot;article-journal&quot;, &quot;id&quot;: &quot;ITEM-2&quot;}, &quot;id&quot;: &quot;ITEM-2&quot;}], &quot;mendeley&quot;: {&quot;formattedCitation&quot;: &quot;(Groussard et al., 2010; Jacobsen et al., 2015)&quot;, &quot;previouslyFormattedCitation&quot;: &quot;(Groussard et al., 2010; Jacobsen et al., 2015)&quot;, &quot;plainTextFormattedCitation&quot;: &quot;(Groussard et al., 2010; Jacobsen et al., 2015)&quot;}} RNDEoFT2JAomt"/><text:span text:style-name="T32">(Groussard et al., 2010; Jacobsen et al., 2015)</text:span><text:reference-mark-end text:name="ADDIN CSL_CITATION {&quot;properties&quot;: {&quot;noteIndex&quot;: 0}, &quot;schema&quot;: &quot;https://github.com/citation-style-language/schema/raw/master/csl-citation.json&quot;, &quot;citationItems&quot;: [{&quot;uris&quot;: [&quot;http://www.mendeley.com/documents/?uuid=179a9bd5-c84c-455c-97f7-8ef9fa1c9f02&quot;], &quot;itemData&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ISBN&quot;: &quot;1095-9572 (Electronic)\\r1053-8119 (Linking)&quot;, &quot;page&quot;: &quot;1301-1309&quot;, &quot;issue&quot;: &quot;4&quot;, &quot;container-title&quot;: &quot;NeuroImage&quot;, &quot;volume&quot;: &quot;53&quot;, &quot;PMID&quot;: &quot;20627131&quot;, &quot;DOI&quot;: &quot;10.1016/j.neuroimage.2010.07.013&quot;, &quot;author&quot;: [{&quot;non-dropping-particle&quot;: &quot;&quot;, &quot;given&quot;: &quot;M.&quot;, &quot;family&quot;: &quot;Groussard&quot;, &quot;dropping-particle&quot;: &quot;&quot;, &quot;suffix&quot;: &quot;&quot;, &quot;parse-names&quot;: false}, {&quot;non-dropping-particle&quot;: &quot;&quot;, &quot;given&quot;: &quot;G.&quot;, &quot;family&quot;: &quot;Rauchs&quot;, &quot;dropping-particle&quot;: &quot;&quot;, &quot;suffix&quot;: &quot;&quot;, &quot;parse-names&quot;: false}, {&quot;non-dropping-particle&quot;: &quot;&quot;, &quot;given&quot;: &quot;B.&quot;, &quot;family&quot;: &quot;Landeau&quot;, &quot;dropping-particle&quot;: &quot;&quot;, &quot;suffix&quot;: &quot;&quot;, &quot;parse-names&quot;: false}, {&quot;non-dropping-particle&quot;: &quot;&quot;, &quot;given&quot;: &quot;F.&quot;, &quot;family&quot;: &quot;Viader&quot;, &quot;dropping-particle&quot;: &quot;&quot;, &quot;suffix&quot;: &quot;&quot;, &quot;parse-names&quot;: false}, {&quot;non-dropping-particle&quot;: &quot;&quot;, &quot;given&quot;: &quot;B.&quot;, &quot;family&quot;: &quot;Desgranges&quot;, &quot;dropping-particle&quot;: &quot;&quot;, &quot;suffix&quot;: &quot;&quot;, &quot;parse-names&quot;: false}, {&quot;non-dropping-particle&quot;: &quot;&quot;, &quot;given&quot;: &quot;F.&quot;, &quot;family&quot;: &quot;Eustache&quot;, &quot;dropping-particle&quot;: &quot;&quot;, &quot;suffix&quot;: &quot;&quot;, &quot;parse-names&quot;: false}, {&quot;non-dropping-particle&quot;: &quot;&quot;, &quot;given&quot;: &quot;H.&quot;, &quot;family&quot;: &quot;Platel&quot;, &quot;dropping-particle&quot;: &quot;&quot;, &quot;suffix&quot;: &quot;&quot;, &quot;parse-names&quot;: false}], &quot;title&quot;: &quot;The neural substrates of musical memory revealed by fMRI and two semantic tasks&quot;, &quot;issued&quot;: {&quot;date-parts&quot;: [[&quot;2010&quot;]]}, &quot;ISSN&quot;: &quot;10538119&quot;, &quot;type&quot;: &quot;article-journal&quot;, &quot;publisher&quot;: &quot;Elsevier Inc.&quot;, &quot;id&quot;: &quot;ITEM-1&quot;}, &quot;id&quot;: &quot;ITEM-1&quot;}, {&quot;uris&quot;: [&quot;http://www.mendeley.com/documents/?uuid=7d021640-bed6-4b9f-8b4a-b9490e1e8140&quot;], &quot;itemData&quot;: {&quot;page&quot;: &quot;1-13&quot;, &quot;title&quot;: &quot;Why musical memory can be preserved in advanced Alzheimer \u2019 s disease&quot;, &quot;container-title&quot;: &quot;Brain : a journal of neurology&quot;, &quot;issued&quot;: {&quot;date-parts&quot;: [[&quot;2015&quot;]]}, &quot;author&quot;: [{&quot;non-dropping-particle&quot;: &quot;&quot;, &quot;given&quot;: &quot;J\u00f6rn-henrik&quot;, &quot;family&quot;: &quot;Jacobsen&quot;, &quot;dropping-particle&quot;: &quot;&quot;, &quot;suffix&quot;: &quot;&quot;, &quot;parse-names&quot;: false}, {&quot;non-dropping-particle&quot;: &quot;&quot;, &quot;given&quot;: &quot;Thomas&quot;, &quot;family&quot;: &quot;Fritz&quot;, &quot;dropping-particle&quot;: &quot;&quot;, &quot;suffix&quot;: &quot;&quot;, &quot;parse-names&quot;: false}, {&quot;non-dropping-particle&quot;: &quot;&quot;, &quot;given&quot;: &quot;Johannes&quot;, &quot;family&quot;: &quot;Stelzer&quot;, &quot;dropping-particle&quot;: &quot;&quot;, &quot;suffix&quot;: &quot;&quot;, &quot;parse-names&quot;: false}, {&quot;non-dropping-particle&quot;: &quot;&quot;, &quot;given&quot;: &quot;Robert&quot;, &quot;family&quot;: &quot;Turner&quot;, &quot;dropping-particle&quot;: &quot;&quot;, &quot;suffix&quot;: &quot;&quot;, &quot;parse-names&quot;: false}], &quot;DOI&quot;: &quot;10.1093/awv148&quot;, &quot;type&quot;: &quot;article-journal&quot;, &quot;id&quot;: &quot;ITEM-2&quot;}, &quot;id&quot;: &quot;ITEM-2&quot;}], &quot;mendeley&quot;: {&quot;formattedCitation&quot;: &quot;(Groussard et al., 2010; Jacobsen et al., 2015)&quot;, &quot;previouslyFormattedCitation&quot;: &quot;(Groussard et al., 2010; Jacobsen et al., 2015)&quot;, &quot;plainTextFormattedCitation&quot;: &quot;(Groussard et al., 2010; Jacobsen et al., 2015)&quot;}} RNDEoFT2JAomt"/><text:span text:style-name="T19">⁠. </text:span><text:span text:style-name="T22">A PCA analysis applied to the </text:span><text:span text:style-name="T23">fMRI </text:span><text:span text:style-name="T22">data collected during music listening may be able to identify a network of brain areas that are critical for music recognition. I would like to compare how these networks differ for known and unknown music and how the networks change or differ as exposure to the music increases and as a function of the presence of lyrics. </text:span></text:p>
      <text:p text:style-name="P12"><text:span text:style-name="T13">Potential N</text:span><text:span text:style-name="T5">ext Steps</text:span></text:p>
      <text:p text:style-name="P23"><text:span text:style-name="T37">Follow up study. </text:span>My first experiment will explore the neural correlates for musical memory during an intense listening period of 2-3 weeks. One striking characteristic of musical memory is a person’s ability to remember a song <text:span text:style-name="T48">many </text:span>years after they last listened to it. I would like to bring back some of the participants from the first experiment 12-18 months after their second scan for a third scan. <text:span text:style-name="T39">Comparing the active brain areas between scan two and scan three may give insight into why music can be clearly remembered for so long. </text:span></text:p>
      <text:p text:style-name="P19"><text:span text:style-name="T37">Musical background. </text:span><text:span text:style-name="T50">In the first experiment, I will collect musical background information from participants. This includes whether participants play any instruments, how long they have been playing, and whether they have had formal training. It is possible that the amount of musical training a person has had affects the way they listen to music and subsequently the way they remember music. It will be interesting to see if there are differences in the music recognition networks isolated in the first experiment as a function of musical training. Musicians may have a larger music recognition network because of the amount of music they learn and memorize during their training. Any differences could then be related to the work on neural correlates of musical memory in Alzheimer’s in order to determine whether musical training early in life affects a patient’s ability to remember music. </text:span></text:p>
      <text:p text:style-name="P20"><text:soft-page-break/><text:span text:style-name="T37">Marker of consciousness. </text:span><text:span text:style-name="T50">Previous work has found that brain networks activated by suspense-filled audio clips can be used to assess consciousness, but musical stimuli did not produce a robust enough signal to elicit activation in a similar network </text:span><text:reference-mark-start text:name="ADDIN CSL_CITATION {&quot;properties&quot;: {&quot;noteIndex&quot;: 0}, &quot;schema&quot;: &quot;https://github.com/citation-style-language/schema/raw/master/csl-citation.json&quot;, &quot;citationItems&quot;: [{&quot;uris&quot;: [&quot;http://www.mendeley.com/documents/?uuid=1986f073-ad1d-46df-bb36-b94cbb3e5d09&quot;], &quot;itemData&quot;: {&quot;title&quot;: &quot;Naturalistic paradigms for neuroimaging and bedside measures of conscious awareness&quot;, &quot;issued&quot;: {&quot;date-parts&quot;: [[&quot;2015&quot;]]}, &quot;publisher&quot;: &quot;University of Western Ontario&quot;, &quot;author&quot;: [{&quot;non-dropping-particle&quot;: &quot;&quot;, &quot;given&quot;: &quot;Leah&quot;, &quot;family&quot;: &quot;Sinai&quot;, &quot;dropping-particle&quot;: &quot;&quot;, &quot;suffix&quot;: &quot;&quot;, &quot;parse-names&quot;: false}], &quot;type&quot;: &quot;thesis&quot;, &quot;id&quot;: &quot;ITEM-1&quot;}, &quot;id&quot;: &quot;ITEM-1&quot;}], &quot;mendeley&quot;: {&quot;formattedCitation&quot;: &quot;(Sinai, 2015)&quot;, &quot;previouslyFormattedCitation&quot;: &quot;(Sinai, 2015)&quot;, &quot;plainTextFormattedCitation&quot;: &quot;(Sinai, 2015)&quot;}} RND4DmO9P88ro"/><text:span text:style-name="T33">(Sinai, 2015)</text:span><text:reference-mark-end text:name="ADDIN CSL_CITATION {&quot;properties&quot;: {&quot;noteIndex&quot;: 0}, &quot;schema&quot;: &quot;https://github.com/citation-style-language/schema/raw/master/csl-citation.json&quot;, &quot;citationItems&quot;: [{&quot;uris&quot;: [&quot;http://www.mendeley.com/documents/?uuid=1986f073-ad1d-46df-bb36-b94cbb3e5d09&quot;], &quot;itemData&quot;: {&quot;title&quot;: &quot;Naturalistic paradigms for neuroimaging and bedside measures of conscious awareness&quot;, &quot;issued&quot;: {&quot;date-parts&quot;: [[&quot;2015&quot;]]}, &quot;publisher&quot;: &quot;University of Western Ontario&quot;, &quot;author&quot;: [{&quot;non-dropping-particle&quot;: &quot;&quot;, &quot;given&quot;: &quot;Leah&quot;, &quot;family&quot;: &quot;Sinai&quot;, &quot;dropping-particle&quot;: &quot;&quot;, &quot;suffix&quot;: &quot;&quot;, &quot;parse-names&quot;: false}], &quot;type&quot;: &quot;thesis&quot;, &quot;id&quot;: &quot;ITEM-1&quot;}, &quot;id&quot;: &quot;ITEM-1&quot;}], &quot;mendeley&quot;: {&quot;formattedCitation&quot;: &quot;(Sinai, 2015)&quot;, &quot;previouslyFormattedCitation&quot;: &quot;(Sinai, 2015)&quot;, &quot;plainTextFormattedCitation&quot;: &quot;(Sinai, 2015)&quot;}} RND4DmO9P88ro"/><text:span text:style-name="T50">⁠. In this experiment, participants listened to theme songs from popular television programs. Familiar music may result in a more robust signal allowing music to be used as a marker of consciousness. The brain areas that are active in response to familiar music include areas beyond primary auditory cortex. These areas are active because a participant is engaging with the music and the music is triggering a memory or sense of recognition. Presumably, the participant has to be conscious to recognize the music. If a robust network of brain areas that responds to familiar music can be identified in healthy participants, then maybe such a network could be used as a diagnostic tool for minimally conscious patients. Families could supply music that is well known to the patient. If the patient shows activation in the music familiarity brain networks then perhaps this is an indicator of their consciousness. </text:span></text:p>
      <text:p text:style-name="P21">Before bringing such a paradigm to patients, the effects of differing levels <text:span text:style-name="T54">of</text:span> consciousness on the musical familiarity network could be investigated using healthy participants under anesthetic. Data from anesthetized patients would help us to understand how auditory information is processed at varying levels of consciousness and how it differs as that auditory information becomes familiar. <text:span text:style-name="T56">These data will also help us understand if it is possible for the music recognition network to be activated when a participant is not conscious.</text:span> Similar to studies that have investigated speech processing under various levels of anesthetic <text:reference-mark-start text:name="ADDIN CSL_CITATION {&quot;properties&quot;: {&quot;noteIndex&quot;: 0}, &quot;schema&quot;: &quot;https://github.com/citation-style-language/schema/raw/master/csl-citation.json&quot;, &quot;citationItems&quot;: [{&quot;uris&quot;: [&quot;http://www.mendeley.com/documents/?uuid=cfd16852-f716-4084-85b9-f7f4594e43c1&quot;], &quot;itemData&quot;: {&quot;abstract&quot;: &quot;We used functional MRI and the anesthetic agent propofol to assess the relationship among neural responses to speech, successful comprehension, and conscious awareness. Volunteers were scanned while listening to sentences containing ambiguous words, matched sentences without ambiguous words, and signal-correlated noise (SCN). During three scanning sessions, participants were nonsedated (awake), lightly sedated (a slowed response to conversation), and deeply sedated (no conversational response, rousable by loud command). Bilateral temporal-lobe responses for sentences compared with signal-correlated noise were observed at all three levels of sedation, although prefrontal and premotor responses to speech were absent at the deepest level of sedation. Additional inferior frontal and posterior temporal responses to ambiguous sentences provide a neural correlate of semantic processes critical for comprehending sentences containing ambiguous words. However, this additional response was absent during light sedation, suggesting a marked impairment of sentence comprehension. A significant decline in postscan recognition memory for sentences also suggests that sedation impaired encoding of sentences into memory, with left inferior frontal and temporal lobe responses during light sedation predicting subsequent recognition memory. These findings suggest a graded degradation of cognitive function in response to sedation such that \&quot;higher-level\&quot; semantic and mnemonic processes can be impaired at relatively low levels of sedation, whereas perceptual processing of speech remains resilient even during deep sedation. These results have important implications for understanding the relationship between speech comprehension and awareness in the healthy brain in patients receiving sedation and in patients with disorders of consciousness.&quot;, &quot;ISBN&quot;: &quot;0027-8424 (Print)&quot;, &quot;page&quot;: &quot;16032-16037&quot;, &quot;issue&quot;: &quot;41&quot;, &quot;container-title&quot;: &quot;Proceedings of the National Academy of Sciences&quot;, &quot;volume&quot;: &quot;104&quot;, &quot;PMID&quot;: &quot;17938125&quot;, &quot;DOI&quot;: &quot;10.1073/pnas.0701309104&quot;, &quot;author&quot;: [{&quot;non-dropping-particle&quot;: &quot;&quot;, &quot;given&quot;: &quot;M. H.&quot;, &quot;family&quot;: &quot;Davis&quot;, &quot;dropping-particle&quot;: &quot;&quot;, &quot;suffix&quot;: &quot;&quot;, &quot;parse-names&quot;: false}, {&quot;non-dropping-particle&quot;: &quot;&quot;, &quot;given&quot;: &quot;M. R.&quot;, &quot;family&quot;: &quot;Coleman&quot;, &quot;dropping-particle&quot;: &quot;&quot;, &quot;suffix&quot;: &quot;&quot;, &quot;parse-names&quot;: false}, {&quot;non-dropping-particle&quot;: &quot;&quot;, &quot;given&quot;: &quot;A. R.&quot;, &quot;family&quot;: &quot;Absalom&quot;, &quot;dropping-particle&quot;: &quot;&quot;, &quot;suffix&quot;: &quot;&quot;, &quot;parse-names&quot;: false}, {&quot;non-dropping-particle&quot;: &quot;&quot;, &quot;given&quot;: &quot;J. M.&quot;, &quot;family&quot;: &quot;Rodd&quot;, &quot;dropping-particle&quot;: &quot;&quot;, &quot;suffix&quot;: &quot;&quot;, &quot;parse-names&quot;: false}, {&quot;non-dropping-particle&quot;: &quot;&quot;, &quot;given&quot;: &quot;I. S.&quot;, &quot;family&quot;: &quot;Johnsrude&quot;, &quot;dropping-particle&quot;: &quot;&quot;, &quot;suffix&quot;: &quot;&quot;, &quot;parse-names&quot;: false}, {&quot;non-dropping-particle&quot;: &quot;&quot;, &quot;given&quot;: &quot;B. F.&quot;, &quot;family&quot;: &quot;Matta&quot;, &quot;dropping-particle&quot;: &quot;&quot;, &quot;suffix&quot;: &quot;&quot;, &quot;parse-names&quot;: false}, {&quot;non-dropping-particle&quot;: &quot;&quot;, &quot;given&quot;: &quot;A. M.&quot;, &quot;family&quot;: &quot;Owen&quot;, &quot;dropping-particle&quot;: &quot;&quot;, &quot;suffix&quot;: &quot;&quot;, &quot;parse-names&quot;: false}, {&quot;non-dropping-particle&quot;: &quot;&quot;, &quot;given&quot;: &quot;D. K.&quot;, &quot;family&quot;: &quot;Menon&quot;, &quot;dropping-particle&quot;: &quot;&quot;, &quot;suffix&quot;: &quot;&quot;, &quot;parse-names&quot;: false}], &quot;title&quot;: &quot;Dissociating speech perception and comprehension at reduced levels of awareness&quot;, &quot;issued&quot;: {&quot;date-parts&quot;: [[&quot;2007&quot;]]}, &quot;ISSN&quot;: &quot;0027-8424&quot;, &quot;type&quot;: &quot;article-journal&quot;, &quot;id&quot;: &quot;ITEM-1&quot;}, &quot;id&quot;: &quot;ITEM-1&quot;}], &quot;mendeley&quot;: {&quot;formattedCitation&quot;: &quot;(Davis et al., 2007)&quot;, &quot;plainTextFormattedCitation&quot;: &quot;(Davis et al., 2007)&quot;}} RNDRTx2cQM6Jt"/><text:span text:style-name="T25">(Davis et al., 2007)</text:span><text:reference-mark-end text:name="ADDIN CSL_CITATION {&quot;properties&quot;: {&quot;noteIndex&quot;: 0}, &quot;schema&quot;: &quot;https://github.com/citation-style-language/schema/raw/master/csl-citation.json&quot;, &quot;citationItems&quot;: [{&quot;uris&quot;: [&quot;http://www.mendeley.com/documents/?uuid=cfd16852-f716-4084-85b9-f7f4594e43c1&quot;], &quot;itemData&quot;: {&quot;abstract&quot;: &quot;We used functional MRI and the anesthetic agent propofol to assess the relationship among neural responses to speech, successful comprehension, and conscious awareness. Volunteers were scanned while listening to sentences containing ambiguous words, matched sentences without ambiguous words, and signal-correlated noise (SCN). During three scanning sessions, participants were nonsedated (awake), lightly sedated (a slowed response to conversation), and deeply sedated (no conversational response, rousable by loud command). Bilateral temporal-lobe responses for sentences compared with signal-correlated noise were observed at all three levels of sedation, although prefrontal and premotor responses to speech were absent at the deepest level of sedation. Additional inferior frontal and posterior temporal responses to ambiguous sentences provide a neural correlate of semantic processes critical for comprehending sentences containing ambiguous words. However, this additional response was absent during light sedation, suggesting a marked impairment of sentence comprehension. A significant decline in postscan recognition memory for sentences also suggests that sedation impaired encoding of sentences into memory, with left inferior frontal and temporal lobe responses during light sedation predicting subsequent recognition memory. These findings suggest a graded degradation of cognitive function in response to sedation such that \&quot;higher-level\&quot; semantic and mnemonic processes can be impaired at relatively low levels of sedation, whereas perceptual processing of speech remains resilient even during deep sedation. These results have important implications for understanding the relationship between speech comprehension and awareness in the healthy brain in patients receiving sedation and in patients with disorders of consciousness.&quot;, &quot;ISBN&quot;: &quot;0027-8424 (Print)&quot;, &quot;page&quot;: &quot;16032-16037&quot;, &quot;issue&quot;: &quot;41&quot;, &quot;container-title&quot;: &quot;Proceedings of the National Academy of Sciences&quot;, &quot;volume&quot;: &quot;104&quot;, &quot;PMID&quot;: &quot;17938125&quot;, &quot;DOI&quot;: &quot;10.1073/pnas.0701309104&quot;, &quot;author&quot;: [{&quot;non-dropping-particle&quot;: &quot;&quot;, &quot;given&quot;: &quot;M. H.&quot;, &quot;family&quot;: &quot;Davis&quot;, &quot;dropping-particle&quot;: &quot;&quot;, &quot;suffix&quot;: &quot;&quot;, &quot;parse-names&quot;: false}, {&quot;non-dropping-particle&quot;: &quot;&quot;, &quot;given&quot;: &quot;M. R.&quot;, &quot;family&quot;: &quot;Coleman&quot;, &quot;dropping-particle&quot;: &quot;&quot;, &quot;suffix&quot;: &quot;&quot;, &quot;parse-names&quot;: false}, {&quot;non-dropping-particle&quot;: &quot;&quot;, &quot;given&quot;: &quot;A. R.&quot;, &quot;family&quot;: &quot;Absalom&quot;, &quot;dropping-particle&quot;: &quot;&quot;, &quot;suffix&quot;: &quot;&quot;, &quot;parse-names&quot;: false}, {&quot;non-dropping-particle&quot;: &quot;&quot;, &quot;given&quot;: &quot;J. M.&quot;, &quot;family&quot;: &quot;Rodd&quot;, &quot;dropping-particle&quot;: &quot;&quot;, &quot;suffix&quot;: &quot;&quot;, &quot;parse-names&quot;: false}, {&quot;non-dropping-particle&quot;: &quot;&quot;, &quot;given&quot;: &quot;I. S.&quot;, &quot;family&quot;: &quot;Johnsrude&quot;, &quot;dropping-particle&quot;: &quot;&quot;, &quot;suffix&quot;: &quot;&quot;, &quot;parse-names&quot;: false}, {&quot;non-dropping-particle&quot;: &quot;&quot;, &quot;given&quot;: &quot;B. F.&quot;, &quot;family&quot;: &quot;Matta&quot;, &quot;dropping-particle&quot;: &quot;&quot;, &quot;suffix&quot;: &quot;&quot;, &quot;parse-names&quot;: false}, {&quot;non-dropping-particle&quot;: &quot;&quot;, &quot;given&quot;: &quot;A. M.&quot;, &quot;family&quot;: &quot;Owen&quot;, &quot;dropping-particle&quot;: &quot;&quot;, &quot;suffix&quot;: &quot;&quot;, &quot;parse-names&quot;: false}, {&quot;non-dropping-particle&quot;: &quot;&quot;, &quot;given&quot;: &quot;D. K.&quot;, &quot;family&quot;: &quot;Menon&quot;, &quot;dropping-particle&quot;: &quot;&quot;, &quot;suffix&quot;: &quot;&quot;, &quot;parse-names&quot;: false}], &quot;title&quot;: &quot;Dissociating speech perception and comprehension at reduced levels of awareness&quot;, &quot;issued&quot;: {&quot;date-parts&quot;: [[&quot;2007&quot;]]}, &quot;ISSN&quot;: &quot;0027-8424&quot;, &quot;type&quot;: &quot;article-journal&quot;, &quot;id&quot;: &quot;ITEM-1&quot;}, &quot;id&quot;: &quot;ITEM-1&quot;}], &quot;mendeley&quot;: {&quot;formattedCitation&quot;: &quot;(Davis et al., 2007)&quot;, &quot;plainTextFormattedCitation&quot;: &quot;(Davis et al., 2007)&quot;}} RNDRTx2cQM6Jt"/>⁠ we may find that lyric comprehension is reduced. <text:span text:style-name="T56">N</text:span>o work to date has investigated how processing of music changes with reduced consciousness. </text:p>
      <text:p text:style-name="P22">Alzheimer’s patients. <text:span text:style-name="T42">Postdoc Dr. Lucy McGarry is interested in collecting data from the first experiment that will allow us to determine whether there is inter-subject synchronization (ISS) while participants listen to the musical stimuli. The ISS analysis will show whether the timecourse of activation in brain areas is similar, or synchronized, across listeners. We will be able to compare whether synchrony increases as familiarity increases or as a function of lyric presence. Based on the results from the experiment in healthy participants, I will explore whether similar synchrony patterns are present in patients with Alzheimer’s disease. Understanding </text:span><text:span text:style-name="T43">how the</text:span><text:span text:style-name="T42"> synchrony patterns </text:span><text:span text:style-name="T43">change </text:span><text:span text:style-name="T44">(or do not change)</text:span><text:span text:style-name="T43"> as the disease progresses</text:span><text:span text:style-name="T42"> may provide insight into why these patients</text:span><text:span text:style-name="T43"> still </text:span><text:span text:style-name="T42">remember music when other areas of memory are disturbed. </text:span><text:span text:style-name="T44">If the brain </text:span><text:span text:style-name="T46">compensates</text:span><text:span text:style-name="T44"> for deterioration in other </text:span><text:span text:style-name="T47">memory </text:span><text:span text:style-name="T44">areas then there may be greater activation in the music recognition network in patients with Alzheimer’s </text:span><text:span text:style-name="T45">than in healthy controls.</text:span></text:p>
      <text:p text:style-name="P11"><text:soft-page-break/><text:span text:style-name="T49">S</text:span>ummary</text:p>
      <text:p text:style-name="P24"><text:s/><text:span text:style-name="T50">Through my PhD research I will more clearly define the brain areas that are responsible for musical memory. No study to date has controlled music exposure during an experiment to determine the neural correlates of musical memory. With my first experiment I will investigate how characteristics like lyrics, degree of familiarity with the music, and participant’s musical experience affect musical memory. Based on the results from my initial experiment, I would like to explore the feasibility of using known music as a diagnostic marker of consciousness in patients with disorders of consciousness and in healthy anesthetized participants. While investigating musical memory there is the potential to learn about memory related diseases such as Alzheimer’s and to understand why musical memory seems to be spared even at late stages in the disease. My central objective is therefore to better understand how memory for music occurs in the brain and how it is dissociated from other forms of memory.</text:span></text:p>
      <text:p text:style-name="P13"><text:span text:style-name="T41">B</text:span><text:span text:style-name="T40">ibliography</text:span></text:p>
      <text:p text:style-name="P10"/>
      <text:section text:style-name="Sect1" text:name="ADDIN Mendeley Bibliography CSL_BIBLIOGRAPHY  RNDgbh8wqZW2D">
        <text:p text:style-name="P29">Baird, A., &amp; Samson, S. (2009). Memory for music in Alzheimer’s disease: Unforgettable? <text:span text:style-name="T2">Neuropsychology Review</text:span>, <text:span text:style-name="T2">19</text:span>(1), 85–101. https://doi.org/10.1007/s11065-009-9085-2</text:p>
        <text:p text:style-name="P29">Cuddy, L. L., Duffin, J. M., Gill, S. S., Brown, C. L., Sikka, R., &amp; Vanstone, A. D. (2012). Memory for Melodies and Lyrics in Alzheimer’s Disease. <text:span text:style-name="T2">Music Perception: An Interdisciplinary Journal</text:span>, <text:span text:style-name="T2">29</text:span>(5), 479–491. https://doi.org/10.1525/mp.2012.29.5.479</text:p>
        <text:p text:style-name="P29">Davis, M. H., Coleman, M. R., Absalom, A. R., Rodd, J. M., Johnsrude, I. S., Matta, B. F., <text:span text:style-name="T51">Owen, A.M.,</text:span> Menon, D. K. (2007). Dissociating speech perception and comprehension at reduced levels of awareness. <text:span text:style-name="T2">Proceedings of the National Academy of Sciences</text:span>, <text:span text:style-name="T2">104</text:span>(41), 16032–16037. https://doi.org/10.1073/pnas.0701309104</text:p>
        <text:p text:style-name="P29">Finke, C., Esfahani, N. E., &amp; Ploner, C. J. (2012). Preservation of musical memory in an amnesic professional cellist. <text:span text:style-name="T2">Current Biology</text:span>, <text:span text:style-name="T2">22</text:span>(15), R591–R592. https://doi.org/10.1016/j.cub.2012.05.041</text:p>
        <text:p text:style-name="P29">Groussard, M., Rauchs, G., Landeau, B., Viader, F., Desgranges, B., Eustache, F., &amp; Platel, H. (2010). The neural substrates of musical memory revealed by fMRI and two semantic tasks. <text:span text:style-name="T2">NeuroImage</text:span>, <text:span text:style-name="T2">53</text:span>(4), 1301–1309. https://doi.org/10.1016/j.neuroimage.2010.07.013</text:p>
        <text:p text:style-name="P29">Groussard, M., Viader, F., Landeau, B., Desgranges, B., Eustache, F., &amp; Platel, H. (2009). Neural correlates underlying musical semantic memory. <text:span text:style-name="T2">Annals of the New York Academy of Sciences</text:span>, <text:span text:style-name="T2">1169</text:span>, 278–281. https://doi.org/10.1111/j.1749-6632.2009.04784.x</text:p>
        <text:p text:style-name="P29">Jacobsen, J., Fritz, T., Stelzer, J., &amp; Turner, R. (2015). Why musical memory can be preserved in advanced Alzheimer ’ s disease. <text:span text:style-name="T2">Brain : A Journal of Neurology</text:span>, 1–13. https://doi.org/10.1093/awv148</text:p>
        <text:p text:style-name="P29">Peretz, I. (1996). Can we lose memory for music? A case of music agnosia in a nonmusician. <text:span text:style-name="T2">Journal of Cognitive Neuroscience</text:span>, <text:span text:style-name="T2">8</text:span>(6), 481–96. https://doi.org/10.1162/jocn.1996.8.6.481</text:p>
        <text:p text:style-name="P28"><text:span text:style-name="T52">Peretz, I., &amp; Coltheart, M. (2003). Modularity of music processing. </text:span><text:span text:style-name="T53">Nature Neuroscience</text:span><text:span text:style-name="T52">, </text:span><text:span text:style-name="T53">6</text:span><text:span text:style-name="T52">(7), 688–691. https://doi.org/10.1038/nn1083</text:span></text:p>
        <text:p text:style-name="P28"><text:span text:style-name="T52">Sinai, L. (2015). </text:span><text:span text:style-name="T53">Naturalistic paradigms for neuroimaging and bedside measures of conscious awareness</text:span><text:span text:style-name="T52">. University of Western Ontari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1">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6-08T13:59:51.435459000</dc:date>
    <dc:creator>A Sternin</dc:creator>
    <meta:editing-duration>P1DT39M15S</meta:editing-duration>
    <meta:editing-cycles>61</meta:editing-cycles>
    <meta:generator>LibreOffice/5.2.6.2$MacOSX_X86_64 LibreOffice_project/a3100ed2409ebf1c212f5048fbe377c281438fdc</meta:generator>
    <meta:document-statistic meta:table-count="0" meta:image-count="0" meta:object-count="0" meta:page-count="7" meta:paragraph-count="37" meta:word-count="2336" meta:character-count="15030" meta:non-whitespace-character-count="12738"/>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